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 style:font-family-generic="roman"/>
    <style:font-face style:name="Times New Roman" svg:font-family="'Times New Roman', 'Times New Roman'" style:font-family-generic="roman"/>
    <style:font-face style:name="Anonymous" svg:font-family="Anonymous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71cm"/>
    </style:style>
    <style:style style:name="co2" style:family="table-column">
      <style:table-column-properties fo:break-before="auto" style:column-width="17.149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9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3.2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nonymous" fo:font-size="12pt" style:text-underline-style="none" fo:font-weight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size="8pt" style:text-underline-style="none" fo:font-weight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Anonymous" fo:font-size="8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nonymous" fo:font-size="8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size="8pt"/>
    </style:style>
    <style:style style:name="ce8" style:family="table-cell" style:parent-style-name="Default">
      <style:table-cell-properties fo:background-color="#ff8080" style:text-align-source="fix" style:repeat-content="false" style:vertical-align="top"/>
      <style:paragraph-properties fo:text-align="start" fo:margin-left="0cm"/>
      <style:text-properties style:font-name="Anonymous" fo:font-size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size="8pt" fo:font-weight="bold"/>
    </style:style>
    <style:style style:name="ce10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/>
    </style:style>
    <style:style style:name="ce13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ff8080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ff8080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size="8pt" fo:font-weight="normal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ffcc" style:text-align-source="value-type" style:repeat-content="false" fo:wrap-option="wrap" style:vertical-align="top"/>
      <style:paragraph-properties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text-outline="false" style:text-line-through-style="none" style:font-name="Anonymous" fo:font-size="12pt" fo:language="en" fo:country="US" fo:font-style="normal" fo:text-shadow="none" style:text-underline-style="none" fo:font-weight="bold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bold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8080"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1.5pt" style:language-asian="en" style:country-asian="US" style:font-style-asian="normal" style:font-weight-asian="normal" style:font-name-complex="Tahoma" style:font-size-complex="6.5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1.5pt" style:language-asian="en" style:country-asian="US" style:font-style-asian="normal" style:font-weight-asian="normal" style:font-name-complex="Tahoma" style:font-size-complex="6.5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1.5pt" style:language-asian="en" style:country-asian="US" style:font-style-asian="normal" style:font-weight-asian="normal" style:font-name-complex="Tahoma" style:font-size-complex="6.5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11.5pt" style:language-asian="en" style:country-asian="US" style:font-style-asian="normal" style:font-weight-asian="normal" style:font-name-complex="Tahoma" style:font-size-complex="6.5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</style:style>
    <style:style style:name="ce34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Anonymous" fo:font-size="8pt" fo:font-weight="bold"/>
    </style:style>
    <style:style style:name="ce35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bold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Times New Roman1" style:font-size-asian="6.80000019073486pt" style:language-asian="zxx" style:country-asian="none" style:font-style-asian="normal" style:font-weight-asian="normal" style:font-name-complex="Times New Roman1" style:font-size-complex="6.5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Times New Roman1" style:font-size-asian="6.80000019073486pt" style:language-asian="zxx" style:country-asian="none" style:font-style-asian="normal" style:font-weight-asian="normal" style:font-name-complex="Times New Roman1" style:font-size-complex="6.5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Times New Roman1" style:font-size-asian="6.80000019073486pt" style:language-asian="zxx" style:country-asian="none" style:font-style-asian="normal" style:font-weight-asian="normal" style:font-name-complex="Times New Roman1" style:font-size-complex="6.5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s" fo:country="ES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font-name="Anonymous" fo:font-size="8pt" fo:language="en" fo:country="US" fo:font-style="normal" fo:text-shadow="none" style:text-underline-style="none" fo:font-weight="bold" style:text-und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8080"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nonymous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1.5pt" style:language-asian="en" style:country-asian="US" style:font-style-asian="normal" style:font-weight-asian="normal" style:font-name-complex="Tahoma" style:font-size-complex="6.5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Anonymous" fo:font-size="8pt" style:text-underline-style="none" fo:font-weight="normal"/>
    </style:style>
    <style:style style:name="ce56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Anonymous" fo:font-size="8pt" style:text-underline-style="none" fo:font-weight="bold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/>
    </style:style>
    <style:style style:name="ce5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nonymous" fo:font-size="8pt" style:text-underline-style="none" fo:font-weight="normal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size="8pt" style:text-underline-style="none" fo:font-weight="bold"/>
    </style:style>
    <style:style style:name="ce6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nonymous" fo:font-size="8pt" style:text-underline-style="none" fo:font-weight="bold"/>
    </style:style>
    <style:style style:name="ce6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nonymous" fo:font-size="12pt" style:text-underline-style="none" fo:font-weight="normal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nonymous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weight="normal"/>
    </style:style>
    <style:style style:name="ce64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Anonymous" fo:font-weight="normal"/>
    </style:style>
    <style:style style:name="ce6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nonymous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nonymous" fo:font-weight="bold"/>
    </style:style>
    <style:style style:name="ce6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nonymous" fo:font-weight="bold"/>
    </style:style>
    <style:style style:name="ce68" style:family="table-cell" style:parent-style-name="Default">
      <style:table-cell-properties style:text-align-source="fix" style:repeat-content="false"/>
      <style:paragraph-properties fo:text-align="start"/>
      <style:text-properties style:font-name="Anonymous" fo:font-size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nonymous" fo:font-size="10pt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bold" style:text-underline-mode="continuous" style:text-line-through-mode="continuous" style:font-name-asian="Times New Roman" style:font-size-asian="8pt" style:language-asian="en" style:country-asian="US" style:font-style-asian="normal" style:font-weight-asian="bold" style:font-name-complex="Times New Roman" style:font-size-complex="4.55000019073486pt" style:language-complex="en" style:country-complex="US" style:font-style-complex="normal" style:font-weight-complex="bold" style:text-emphasize="none" style:font-relief="none"/>
    </style:style>
    <style:style style:name="ce7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8pt" style:language-asian="en" style:country-asian="US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35cm solid #000000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8pt" style:language-asian="en" style:country-asian="US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7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7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7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start"/>
      <style:text-properties fo:color="#000000" style:text-outline="false" style:text-line-through-style="none" style:font-name="Anonymous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7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Anonymous" fo:font-size="8pt" fo:language="es" fo:country="ES" fo:font-style="normal" fo:font-weight="normal" style:font-name-asian="Arial Unicode MS1" style:language-asian="zxx" style:country-asian="none" style:font-name-complex="Tahoma1" style:font-size-complex="6.80000019073486pt"/>
    </style:style>
    <style:style style:name="T2" style:family="text">
      <style:text-properties fo:color="#000000" style:font-name="Anonymous" fo:font-size="8pt" fo:language="es" fo:country="ES" fo:font-style="normal" fo:font-weight="normal" style:font-name-asian="Arial Unicode MS1" style:language-asian="zxx" style:country-asian="none" style:font-name-complex="Tahoma1" style:font-size-complex="6.80000019073486pt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2" table:default-cell-style-name="ce2"/>
        <table:table-column table:style-name="co4" table:default-cell-style-name="ce12"/>
        <table:table-row table:style-name="ro1">
          <table:table-cell table:style-name="ce1" office:value-type="float" office:value="1990">
            <text:p>1990</text:p>
          </table:table-cell>
          <table:table-cell table:style-name="ce22" office:value-type="float" office:value="2008">
            <text:p>2008</text:p>
          </table:table-cell>
          <table:table-cell table:style-name="ce1"/>
          <table:table-cell table:style-name="ce61" table:number-columns-repeated="252"/>
          <table:table-cell table:style-name="ce62"/>
        </table:table-row>
        <table:table-row table:style-name="ro2">
          <table:table-cell/>
          <table:table-cell table:style-name="ce23"/>
          <table:table-cell table:number-columns-repeated="254"/>
        </table:table-row>
        <table:table-row table:style-name="ro2">
          <table:table-cell table:style-name="ce3" office:value-type="string">
            <text:p>10.CAPITAL. </text:p>
          </table:table-cell>
          <table:table-cell table:style-name="ce24" office:value-type="string">
            <text:p>10. CAPITAL </text:p>
          </table:table-cell>
          <table:table-cell table:style-name="ce3"/>
          <table:table-cell table:style-name="ce59" table:number-columns-repeated="252"/>
          <table:table-cell/>
        </table:table-row>
        <table:table-row table:style-name="ro2">
          <table:table-cell table:style-name="ce4" office:value-type="string">
            <text:p>100. Capital social. </text:p>
          </table:table-cell>
          <table:table-cell table:style-name="ce25" office:value-type="string">
            <text:p>100. Capital social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01. Fondo social. </text:p>
          </table:table-cell>
          <table:table-cell table:style-name="ce25" office:value-type="string">
            <text:p>101. Fondo social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02. Capital. </text:p>
          </table:table-cell>
          <table:table-cell table:style-name="ce25" office:value-type="string">
            <text:p>102. Capital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5" office:value-type="string">
            <text:p>190. Accionistas por desembolsos no exigidos. </text:p>
          </table:table-cell>
          <table:table-cell table:style-name="ce26" office:value-type="string">
            <text:p>103. Socios por desembolsos no exigid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1. Accionistas por desembolsos no exigidos, empresas del grupo. </text:p>
          </table:table-cell>
          <table:table-cell table:style-name="ce26" office:value-type="string">
            <text:p>1033. Socios por desembolsos no exigidos, empresas del grup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2. Accionistas por desembolsos no exigidos, empresas asociadas. </text:p>
          </table:table-cell>
          <table:table-cell table:style-name="ce26" office:value-type="string">
            <text:p>1034. Socios por desembolsos no exigidos, empresas asoci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6"/>
          <table:table-cell table:style-name="ce27" office:value-type="string">
            <text:p>1035. Socios por desembolsos no exigidos, otras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6. Socios, parte no desembolsada. </text:p>
          </table:table-cell>
          <table:table-cell table:style-name="ce26" office:value-type="string">
            <text:p>1036. Otros socios por desembolsos no exigid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3. Accionistas por aportaciones no dinerarias pendientes. </text:p>
          </table:table-cell>
          <table:table-cell table:style-name="ce26" office:value-type="string">
            <text:p>104. Socios por aportaciones no dinerarias pendient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4. Accionistas por aportaciones no dinerarias pendientes, empresas del grupo. </text:p>
          </table:table-cell>
          <table:table-cell table:style-name="ce26" office:value-type="string">
            <text:p>1043. Socios por aportaciones no dinerarias pendientes, empresas del grup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5. Accionistas por aportaciones no dinerarias pendientes, empresas asociadas. </text:p>
          </table:table-cell>
          <table:table-cell table:style-name="ce26" office:value-type="string">
            <text:p>1044. Socios por aportaciones no dinerarias pendientes, empresas asoci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5" office:value-type="string">
            <text:p>1045. Socios por aportaciones no dinerarias pendientes, otras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5" office:value-type="string">
            <text:p>1046. Otros socios por aportaciones no dinerarias pendient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8. Acciones propias en situaciones especiales. </text:p>
          </table:table-cell>
          <table:table-cell table:style-name="ce26" office:value-type="string">
            <text:p>108. Acciones o participaciones propias en situaciones especial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99. Acciones propias para reducción de capital. </text:p>
          </table:table-cell>
          <table:table-cell table:style-name="ce26" office:value-type="string">
            <text:p>109. Acciones o participaciones propias para reducción de capital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5"/>
          <table:table-cell table:style-name="ce7"/>
          <table:table-cell table:number-columns-repeated="253"/>
        </table:table-row>
        <table:table-row table:style-name="ro2">
          <table:table-cell table:style-name="ce3" office:value-type="string">
            <text:p>11.RESERVAS. </text:p>
          </table:table-cell>
          <table:table-cell table:style-name="ce24" office:value-type="string">
            <text:p>11. RESERVAS </text:p>
          </table:table-cell>
          <table:table-cell table:style-name="ce3"/>
          <table:table-cell table:style-name="ce59" table:number-columns-repeated="252"/>
          <table:table-cell/>
        </table:table-row>
        <table:table-row table:style-name="ro2">
          <table:table-cell table:style-name="ce4" office:value-type="string">
            <text:p>110. Prima de emisión de acciones. </text:p>
          </table:table-cell>
          <table:table-cell table:style-name="ce25" office:value-type="string">
            <text:p>110. Prima de emisión o asunción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7"/>
          <table:table-cell table:style-name="ce25" office:value-type="string">
            <text:p>111. Patrimonio neto por emisión de instrumentos financieros compuest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 office:value-type="string">
            <text:p>112. Reserva legal. </text:p>
          </table:table-cell>
          <table:table-cell table:style-name="ce25" office:value-type="string">
            <text:p>112. Reservas legal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17. Reservas voluntarias. </text:p>
          </table:table-cell>
          <table:table-cell table:style-name="ce26" office:value-type="string">
            <text:p>113. Reserva voluntaria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13. Reservas especiales. </text:p>
          </table:table-cell>
          <table:table-cell table:style-name="ce26" office:value-type="string">
            <text:p>114. Reservas especial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14. Reservas para acciones de la sociedad dominante. </text:p>
          </table:table-cell>
          <table:table-cell table:style-name="ce26" office:value-type="string">
            <text:p>1140. Reservas para acciones o participaciones de la sociedad dominante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16. Reservas estatutarias. </text:p>
          </table:table-cell>
          <table:table-cell table:style-name="ce26" office:value-type="string">
            <text:p>1141. Reservas estatutari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18. Reserva por capital amortizado. </text:p>
          </table:table-cell>
          <table:table-cell table:style-name="ce26" office:value-type="string">
            <text:p>1142. Reservas por capital amortizad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Default"/>
          <table:table-cell table:style-name="ce25" office:value-type="string">
            <text:p>1143. Reserva por fondo de comerci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8" office:value-type="string">
            <text:p>111. Reservas de revalorización</text:p>
          </table:table-cell>
          <table:table-cell table:style-name="ce28" office:value-type="string">
            <text:p>1144. Reservas de revalorización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 office:value-type="string">
            <text:p>115. Reservas para acciones propias.</text:p>
          </table:table-cell>
          <table:table-cell table:style-name="ce25" office:value-type="string">
            <text:p>115. Reservas por pérdidas y ganancias actuariales y otros ajust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22. Aportaciones de socios para compensación de pérdidas. </text:p>
          </table:table-cell>
          <table:table-cell table:style-name="ce26" office:value-type="string">
            <text:p>118. Aportaciones de socios o propietari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5" office:value-type="string">
            <text:p>119. Diferencias por ajuste del capital a eur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5"/>
          <table:table-cell table:style-name="ce7"/>
          <table:table-cell table:number-columns-repeated="253"/>
        </table:table-row>
        <table:table-row table:style-name="ro2">
          <table:table-cell table:style-name="ce9" office:value-type="string">
            <text:p>12.RESULTADOS PENDIENTES DE APLICACION. </text:p>
          </table:table-cell>
          <table:table-cell table:style-name="ce24" office:value-type="string">
            <text:p>12. RESULTADOS PENDIENTES DE APLICACIÓN </text:p>
          </table:table-cell>
          <table:table-cell table:style-name="ce9"/>
          <table:table-cell table:style-name="ce59" table:number-columns-repeated="252"/>
          <table:table-cell/>
        </table:table-row>
        <table:table-row table:style-name="ro2">
          <table:table-cell table:style-name="ce7" office:value-type="string">
            <text:p>120. Remanente. </text:p>
          </table:table-cell>
          <table:table-cell table:style-name="ce25" office:value-type="string">
            <text:p>120. Remanente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 office:value-type="string">
            <text:p>121. Resultados negativos de ejercicios anteriores. </text:p>
          </table:table-cell>
          <table:table-cell table:style-name="ce25" office:value-type="string">
            <text:p>121. Resultados negativos de ejercicios anterior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 office:value-type="string">
            <text:p>129. Pérdidas y ganancias. </text:p>
          </table:table-cell>
          <table:table-cell table:style-name="ce25" office:value-type="string">
            <text:p>129. Resultados del ejercici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5"/>
          <table:table-cell table:style-name="ce7"/>
          <table:table-cell table:number-columns-repeated="253"/>
        </table:table-row>
        <table:table-row table:style-name="ro2">
          <table:table-cell table:style-name="ce3" office:value-type="string">
            <text:p>13.INGRESOS A DISTRIBUIR EN VARIOS EJERCICIOS. </text:p>
          </table:table-cell>
          <table:table-cell table:style-name="ce24" office:value-type="string">
            <text:p>13. SUBVENCIONES, DONACIONES Y AJUSTES POR CAMBIOS DE VALOR </text:p>
          </table:table-cell>
          <table:table-cell table:style-name="ce3"/>
          <table:table-cell table:style-name="ce59" table:number-columns-repeated="252"/>
          <table:table-cell/>
        </table:table-row>
        <table:table-row table:style-name="ro2">
          <table:table-cell table:style-name="ce4" office:value-type="string">
            <text:p>130. Subvenciones oficiales de capital. </text:p>
          </table:table-cell>
          <table:table-cell table:style-name="ce25" office:value-type="string">
            <text:p>130. Subvenciones oficiales de capital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31. Donaciones y legados de capital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10" office:value-type="string">
            <text:p>131. Subvenciones de capital. </text:p>
          </table:table-cell>
          <table:table-cell table:style-name="ce30" office:value-type="string">
            <text:p>132. Otras subvenciones, donaciones y legado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33. Ajustes por valoración en activos financieros disponibles para la venta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330. Ajustes por activos financieros para la venta.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31. Ajustes por valoración en pasivos financieros a valor razonable con cambios en patrimonio neto.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4. Operaciones de cobertura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40. Cobertura de flujos de efectiv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41. Cobertura de una inversión neta en un negocio en el extranjer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36. Diferencias positivas en moneda extranjera. </text:p>
          </table:table-cell>
          <table:table-cell table:style-name="ce30" office:value-type="string">
            <text:p>135. Diferencias de conversión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6. Ajustes por valoración en activos no corrientes y grupos enajenables de elementos mantenidos para la venta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35. Ingresos por intereses diferidos. </text:p>
          </table:table-cell>
          <table:table-cell table:style-name="ce31" office:value-type="string">
            <text:p>137. Ingresos fiscales a distribuir en varios ejercici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70. Ingresos fiscales por diferencias permanentes a distribuir en varios ejercici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371. Ingresos fiscales por deducciones y bonificaciones a distribuir en varios ejercicio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5" office:value-type="string">
            <text:p>138. Ingresos por intereses diferidos.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/>
          <table:table-cell table:style-name="ce7"/>
          <table:table-cell table:number-columns-repeated="253"/>
        </table:table-row>
        <table:table-row table:style-name="ro2">
          <table:table-cell table:style-name="ce9" office:value-type="string">
            <text:p>14. PROVISIONES PARA RIESGOS Y GASTOS. </text:p>
          </table:table-cell>
          <table:table-cell table:style-name="ce32" office:value-type="string">
            <text:p>14. PROVISIONES </text:p>
          </table:table-cell>
          <table:table-cell table:style-name="ce9"/>
          <table:table-cell table:number-columns-repeated="253"/>
        </table:table-row>
        <table:table-row table:style-name="ro2">
          <table:table-cell table:style-name="ce4" office:value-type="string">
            <text:p>140. Provisión para pensiones y obligaciones similares. </text:p>
          </table:table-cell>
          <table:table-cell table:style-name="ce29" office:value-type="string">
            <text:p>140. Provisión para retribuciones y otras prestaciones al personal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41. Provisión para impuestos. </text:p>
          </table:table-cell>
          <table:table-cell table:style-name="ce29" office:value-type="string">
            <text:p>141. Provisión para impuesto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42. Provisión para responsabilidades. </text:p>
          </table:table-cell>
          <table:table-cell table:style-name="ce29" office:value-type="string">
            <text:p>142. Provisión para otras responsabilidade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43. Provisión para grandes reparaciones. </text:p>
          </table:table-cell>
          <table:table-cell table:style-name="ce29" office:value-type="string">
            <text:p>143. Provisión por desmantelamiento, retiro o rehabilitación del inmovilizado.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11" office:value-type="string">
            <text:p>144. Fondo de reversión. </text:p>
          </table:table-cell>
          <table:table-cell table:style-name="ce29"/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45. Provisión para actuaciones medioambientale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46. Provisión para reestructuracione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47. Provisión por transacciones con pagos basados en instrumentos de patrimoni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/>
          <table:table-cell table:style-name="ce4"/>
          <table:table-cell table:number-columns-repeated="253"/>
        </table:table-row>
        <table:table-row table:style-name="ro2">
          <table:table-cell table:style-name="ce3" office:value-type="string">
            <text:p>15. EMPRESTITOS Y OTRAS EMISIONES ANALOGAS. </text:p>
          </table:table-cell>
          <table:table-cell table:style-name="ce32" office:value-type="string">
            <text:p>15. DEUDAS A LARGO PLAZO CON CARACTERÍSTICAS ESPECIALES </text:p>
          </table:table-cell>
          <table:table-cell table:style-name="ce3"/>
          <table:table-cell table:number-columns-repeated="253"/>
        </table:table-row>
        <table:table-row table:style-name="ro2">
          <table:table-cell table:style-name="ce10" office:value-type="string">
            <text:p>150. Obligaciones y bonos. </text:p>
          </table:table-cell>
          <table:table-cell table:style-name="ce29" office:value-type="string">
            <text:p>150. Acciones o participaciones a largo plazo contabilizadas como pasiv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10" office:value-type="string">
            <text:p>151. Obligaciones y bonos convertibles. </text:p>
          </table:table-cell>
          <table:table-cell table:style-name="ce29"/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53. Desembolsos no exigidos por acciones o participaciones contabilizadas como pasiv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3"/>
          <table:table-cell table:style-name="ce29" office:value-type="string">
            <text:p>1533. Desembolsos no exigidos, empresas del grupo </text:p>
          </table:table-cell>
          <table:table-cell table:style-name="ce3"/>
          <table:table-cell table:number-columns-repeated="253"/>
        </table:table-row>
        <table:table-row table:style-name="ro2">
          <table:table-cell table:style-name="ce12"/>
          <table:table-cell table:style-name="ce29" office:value-type="string">
            <text:p>1534. Desembolsos no exigidos, empresas asociada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12"/>
          <table:table-cell table:style-name="ce29" office:value-type="string">
            <text:p>1535. Desembolsos no exigidos, otras partes vinculada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12"/>
          <table:table-cell table:style-name="ce29" office:value-type="string">
            <text:p>1536. Otros desembolsos no exigido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54. Aportaciones no dinerarias pendientes por acciones o participaciones contabilizadas como pasiv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543. Aportaciones no dinerarias pendientes, empresas del grup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544. Aportaciones no dinerarias pendientes, empresas asoci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545. Aportaciones no dinerarias pendientes, otras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546. Otras aportaciones no dinerarias pendiente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4" office:value-type="string">
            <text:p>155. Deudas representadas en otros valores negociables. </text:p>
          </table:table-cell>
          <table:table-cell table:style-name="ce29"/>
          <table:table-cell table:style-name="ce7"/>
          <table:table-cell table:number-columns-repeated="253"/>
        </table:table-row>
        <table:table-row table:style-name="ro2">
          <table:table-cell table:style-name="ce4"/>
          <table:table-cell table:style-name="ce29"/>
          <table:table-cell table:style-name="ce7"/>
          <table:table-cell table:number-columns-repeated="253"/>
        </table:table-row>
        <table:table-row table:style-name="ro2">
          <table:table-cell table:style-name="ce3" office:value-type="string">
            <text:p>16. DEUDAS A LARGO PLAZO CON EMPRESAS DEL GRUPO Y ASOCIADAS. </text:p>
          </table:table-cell>
          <table:table-cell table:style-name="ce32" office:value-type="string">
            <text:p>16. DEUDAS A LARGO PLAZO CON PARTES VINCULADAS </text:p>
          </table:table-cell>
          <table:table-cell table:style-name="ce3"/>
          <table:table-cell table:style-name="ce59" table:number-columns-repeated="252"/>
          <table:table-cell/>
        </table:table-row>
        <table:table-row table:style-name="ro2">
          <table:table-cell table:style-name="ce7"/>
          <table:table-cell table:style-name="ce29" office:value-type="string">
            <text:p>160. Deudas a largo plazo con entidades de crédito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62. Deudas a largo plazo con entidades de crédito del grupo. </text:p>
          </table:table-cell>
          <table:table-cell table:style-name="ce30" office:value-type="string">
            <text:p>1603. Deudas a largo plazo con entidades de crédito, empresas del grup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63. Deudas a largo plazo con entidades de crédito asociadas. </text:p>
          </table:table-cell>
          <table:table-cell table:style-name="ce30" office:value-type="string">
            <text:p>1604. Deudas a largo plazo con entidades de crédito, empresas asoci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605. Deudas a largo plazo con otras entidades de crédito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61. Proveedores de inmovilizado a largo plazo,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64. Proveedores de inmovilizado a largo plazo, empresas del grupo. </text:p>
          </table:table-cell>
          <table:table-cell table:style-name="ce30" office:value-type="string">
            <text:p>1613. Proveedores de inmovilizado a largo plazo, empresas del grup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65. Proveedores de inmovilizado a largo plazo, empresas asociadas. </text:p>
          </table:table-cell>
          <table:table-cell table:style-name="ce30" office:value-type="string">
            <text:p>1614. Proveedores de inmovilizado a largo plazo, empresas asoci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615. Proveedores de inmovilizado a largo plazo, otras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62. Otras deudas a largo plazo con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60. Deudas a largo plazo con empresas del grupo. </text:p>
          </table:table-cell>
          <table:table-cell table:style-name="ce30" office:value-type="string">
            <text:p>1623. Otras deudas a largo plazo, empresas del grupo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5" office:value-type="string">
            <text:p>161. Deudas a largo plazo con empresas asociadas. </text:p>
          </table:table-cell>
          <table:table-cell table:style-name="ce30" office:value-type="string">
            <text:p>1624. Otras deudas a largo plazo, empresas asoci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 office:value-type="string">
            <text:p>1625. Otras deudas a largo plazo, con otras partes vinculadas </text:p>
          </table:table-cell>
          <table:table-cell table:style-name="ce7"/>
          <table:table-cell table:number-columns-repeated="253"/>
        </table:table-row>
        <table:table-row table:style-name="ro2">
          <table:table-cell table:style-name="ce7"/>
          <table:table-cell table:style-name="ce29"/>
          <table:table-cell table:style-name="ce7"/>
          <table:table-cell table:number-columns-repeated="253"/>
        </table:table-row>
        <table:table-row table:style-name="ro2">
          <table:table-cell table:style-name="ce3" office:value-type="string">
            <text:p>17. DEUDAS A LARGO PLAZO POR PRESTAMOS RECIBIDOS Y OTROS CONCEPTOS. </text:p>
          </table:table-cell>
          <table:table-cell table:style-name="ce32" office:value-type="string">
            <text:p>17. DEUDAS A LARGO PLAZO POR PRÉSTAMOS RECIBIDOS Y OTROS CONCEPTOS </text:p>
          </table:table-cell>
          <table:table-cell table:style-name="ce3"/>
          <table:table-cell table:number-columns-repeated="253"/>
        </table:table-row>
        <table:table-row table:style-name="ro2">
          <table:table-cell table:style-name="ce4" office:value-type="string">
            <text:p>170. Deudas a largo plazo con entidades de crédito. </text:p>
          </table:table-cell>
          <table:table-cell table:style-name="ce29" office:value-type="string">
            <text:p>170. Deudas a largo plazo con entidades de crédit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71. Deudas a largo plazo. </text:p>
          </table:table-cell>
          <table:table-cell table:style-name="ce29" office:value-type="string">
            <text:p>171. Deudas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72. Deudas a largo plazo transformables en subvenciones. </text:p>
          </table:table-cell>
          <table:table-cell table:style-name="ce29" office:value-type="string">
            <text:p>172. Deudas a largo plazo transformables en subvenciones, donaciones y legado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73. Proveedores de inmovilizado a largo plazo. </text:p>
          </table:table-cell>
          <table:table-cell table:style-name="ce29" office:value-type="string">
            <text:p>173. Proveedores de inmovilizado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74. Efectos a pagar a largo plazo. </text:p>
          </table:table-cell>
          <table:table-cell table:style-name="ce29" office:value-type="string">
            <text:p>174. Efectos a pagar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75. Pasivos por derivados financieros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750. Pasivos por derivados financieros a largo plazo, cartera de negociación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753. Pasivos por derivados financieros a largo plazo, instrumentos de cobertura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30" office:value-type="string">
            <text:p>176. Obligaciones y bono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30" office:value-type="string">
            <text:p>177. Obligaciones y bonos convertible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78. Deudas representadas en otros valores negociables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/>
          <table:table-cell table:style-name="ce4"/>
          <table:table-cell table:number-columns-repeated="253"/>
        </table:table-row>
        <table:table-row table:style-name="ro2">
          <table:table-cell table:style-name="ce3" office:value-type="string">
            <text:p>18. FIANZAS Y DEPOSITOS RECIBIDOS A LARGO PLAZO. </text:p>
          </table:table-cell>
          <table:table-cell table:style-name="ce32" office:value-type="string">
            <text:p>18. PASIVOS POR FIANZAS Y GARANTÍAS A LARGO PLAZO </text:p>
          </table:table-cell>
          <table:table-cell table:style-name="ce3"/>
          <table:table-cell table:style-name="ce59" table:number-columns-repeated="252"/>
          <table:table-cell/>
        </table:table-row>
        <table:table-row table:style-name="ro2">
          <table:table-cell table:style-name="ce4" office:value-type="string">
            <text:p>180. Fianzas recibidas a largo plazo. </text:p>
          </table:table-cell>
          <table:table-cell table:style-name="ce29" office:value-type="string">
            <text:p>180. Fianzas recibidas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 office:value-type="string">
            <text:p>185. Depósitos recibidos a largo plazo. </text:p>
          </table:table-cell>
          <table:table-cell table:style-name="ce29" office:value-type="string">
            <text:p>185. Depósitos recibidos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 office:value-type="string">
            <text:p>189. Garantías financieras a largo plazo </text:p>
          </table:table-cell>
          <table:table-cell table:style-name="ce4"/>
          <table:table-cell table:number-columns-repeated="253"/>
        </table:table-row>
        <table:table-row table:style-name="ro2">
          <table:table-cell table:style-name="ce4"/>
          <table:table-cell table:style-name="ce29"/>
          <table:table-cell table:style-name="ce4"/>
          <table:table-cell table:number-columns-repeated="253"/>
        </table:table-row>
        <table:table-row table:style-name="ro2">
          <table:table-cell table:style-name="ce9" office:value-type="string">
            <text:p>19. SITUACIONES TRANSITORIAS DE FINANCIACION. </text:p>
          </table:table-cell>
          <table:table-cell table:style-name="ce32" office:value-type="string">
            <text:p>19. SITUACIONES TRANSITORIAS DE FINANCIACIÓN </text:p>
          </table:table-cell>
          <table:table-cell table:style-name="ce9"/>
          <table:table-cell table:style-name="ce59" table:number-columns-repeated="252"/>
          <table:table-cell/>
        </table:table-row>
        <table:table-row table:style-name="ro2">
          <table:table-cell table:style-name="ce7"/>
          <table:table-cell table:style-name="ce29" office:value-type="string">
            <text:p>190. Acciones o participaciones emitidas </text:p>
          </table:table-cell>
          <table:table-cell table:style-name="ce7"/>
          <table:table-cell table:number-columns-repeated="253"/>
        </table:table-row>
        <table:table-row table:style-name="ro2">
          <table:table-cell/>
          <table:table-cell table:style-name="ce29" office:value-type="string">
            <text:p>192. Suscriptores de acciones </text:p>
          </table:table-cell>
          <table:table-cell table:number-columns-repeated="254"/>
        </table:table-row>
        <table:table-row table:style-name="ro2">
          <table:table-cell/>
          <table:table-cell table:style-name="ce29" office:value-type="string">
            <text:p>194. Capital emitido pendiente de inscripción </text:p>
          </table:table-cell>
          <table:table-cell table:number-columns-repeated="254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number-columns-repeated="255"/>
          <table:table-cell table:style-name="ce63"/>
        </table:table-row>
        <table:table-row table:style-name="ro2">
          <table:table-cell/>
          <table:table-cell table:style-name="ce23"/>
          <table:table-cell table:number-columns-repeated="253"/>
          <table:table-cell table:style-name="ce63"/>
        </table:table-row>
        <table:table-row table:style-name="ro2">
          <table:table-cell table:style-name="ce13" office:value-type="string">
            <text:p>20. GASTOS DE ESTABLECIMIENTO. </text:p>
          </table:table-cell>
          <table:table-cell table:style-name="ce33"/>
          <table:table-cell table:style-name="ce55" table:number-columns-repeated="253"/>
          <table:table-cell table:style-name="ce64"/>
        </table:table-row>
        <table:table-row table:style-name="ro2">
          <table:table-cell table:style-name="ce4" office:value-type="string">
            <text:p>200. Gastos de constitución. </text:p>
          </table:table-cell>
          <table:table-cell table:style-name="ce7" office:value-type="string">
            <text:p>206. (Cambio de localización)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01. Gastos de primer establecimiento. </text:p>
          </table:table-cell>
          <table:table-cell table:style-name="ce7" office:value-type="string">
            <text:p>206. (Cambio de localización)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02. Gastos de ampliación de capital. </text:p>
          </table:table-cell>
          <table:table-cell table:style-name="ce7" office:value-type="string">
            <text:p>206. (Cambio de localización)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15"/>
          <table:table-cell table:number-columns-repeated="253"/>
          <table:table-cell table:style-name="ce63"/>
        </table:table-row>
        <table:table-row table:style-name="ro3">
          <table:table-cell table:style-name="ce13" office:value-type="string">
            <text:p>21. INMOVILIZACIONES INMATERIALES. </text:p>
          </table:table-cell>
          <table:table-cell table:style-name="ce34" office:value-type="string">
            <text:p>20. INMOVILIZACIONES INTANGIBLES </text:p>
          </table:table-cell>
          <table:table-cell table:style-name="ce56" table:number-columns-repeated="253"/>
          <table:table-cell table:style-name="ce34"/>
        </table:table-row>
        <table:table-row table:style-name="ro2">
          <table:table-cell table:style-name="ce4" office:value-type="string">
            <text:p>210. Gastos de investigación y desarrollo. </text:p>
          </table:table-cell>
          <table:table-cell table:style-name="ce25" office:value-type="string">
            <text:p>200. Gastos de investigación y desarroll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00. Gastos de investigación y desarrollo en proyectos no terminado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01. Gastos de investigación y desarrollo en proyectos terminado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1. Concesiones administrativas. </text:p>
          </table:table-cell>
          <table:table-cell table:style-name="ce25" office:value-type="string">
            <text:p>201. Concesiones administrativ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2. Propiedad industrial. </text:p>
          </table:table-cell>
          <table:table-cell table:style-name="ce25" office:value-type="string">
            <text:p>202. Propiedad indust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3. Fondo de comercio. </text:p>
          </table:table-cell>
          <table:table-cell table:style-name="ce25" office:value-type="string">
            <text:p>203. Fondo de comerci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4. Derechos de traspaso. </text:p>
          </table:table-cell>
          <table:table-cell table:style-name="ce25" office:value-type="string">
            <text:p>204. Derechos de traspas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5. Aplicaciones informáticas. </text:p>
          </table:table-cell>
          <table:table-cell table:style-name="ce25" office:value-type="string">
            <text:p>205. Aplicaciones informátic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4" office:value-type="string">
            <text:p>217. Derechos sobre bienes en régimen de arrendamiento financiero. </text:p>
          </table:table-cell>
          <table:table-cell table:style-name="ce8" office:value-type="string">
            <text:p>207. Derechos sobre bienes en régimen de arrendamiento financiero.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19. Anticipos para inmovilizaciones inmateriales. </text:p>
          </table:table-cell>
          <table:table-cell table:style-name="ce25" office:value-type="string">
            <text:p>209. Anticipos para inmovilizaciones intangib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5"/>
          <table:table-cell table:number-columns-repeated="253"/>
          <table:table-cell table:style-name="ce63"/>
        </table:table-row>
        <table:table-row table:style-name="ro2">
          <table:table-cell table:style-name="ce13" office:value-type="string">
            <text:p>22. INMOVILIZACIONES MATERIALES. </text:p>
          </table:table-cell>
          <table:table-cell table:style-name="ce35" office:value-type="string">
            <text:p>21. INMOVILIZACIONES MATERIALES </text:p>
          </table:table-cell>
          <table:table-cell table:style-name="ce55" table:number-columns-repeated="253"/>
          <table:table-cell table:style-name="ce64"/>
        </table:table-row>
        <table:table-row table:style-name="ro2">
          <table:table-cell table:style-name="ce4" office:value-type="string">
            <text:p>220. Terrenos y bienes naturales. </text:p>
          </table:table-cell>
          <table:table-cell table:style-name="ce25" office:value-type="string">
            <text:p>210. Terrenos y bienes natura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1. Construcciones. </text:p>
          </table:table-cell>
          <table:table-cell table:style-name="ce25" office:value-type="string">
            <text:p>211. Construc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2. Instalaciones técnicas. </text:p>
          </table:table-cell>
          <table:table-cell table:style-name="ce25" office:value-type="string">
            <text:p>212. Instalaciones técnic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3. Maquinaria. </text:p>
          </table:table-cell>
          <table:table-cell table:style-name="ce25" office:value-type="string">
            <text:p>213. Maquinaria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4. Utillaje. </text:p>
          </table:table-cell>
          <table:table-cell table:style-name="ce25" office:value-type="string">
            <text:p>214. Utillaj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5. Otras instalaciones. </text:p>
          </table:table-cell>
          <table:table-cell table:style-name="ce25" office:value-type="string">
            <text:p>215. Otras instala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6. Mobiliario. </text:p>
          </table:table-cell>
          <table:table-cell table:style-name="ce25" office:value-type="string">
            <text:p>216. Mobiliari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7. Equipos para procesos de información. </text:p>
          </table:table-cell>
          <table:table-cell table:style-name="ce25" office:value-type="string">
            <text:p>217. Equipos para procesos de información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8. Elementos de transporte. </text:p>
          </table:table-cell>
          <table:table-cell table:style-name="ce25" office:value-type="string">
            <text:p>218. Elementos de transport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29. Otro inmovilizado material. </text:p>
          </table:table-cell>
          <table:table-cell table:style-name="ce25" office:value-type="string">
            <text:p>219. Otro inmovilizado mate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5"/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4" office:value-type="string">
            <text:p>22. INVERSIONES INMOBILIARI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5" office:value-type="string">
            <text:p>220. Inversiones en terrenos y bienes natura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5" office:value-type="string">
            <text:p>221. Inversiones en construc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 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3" office:value-type="string">
            <text:p>23. INMOVILIZACIONES MATERIALES EN CURSO. </text:p>
          </table:table-cell>
          <table:table-cell table:style-name="ce32" office:value-type="string">
            <text:p>23. INMOVILIZACIONES MATERIALES EN CURS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30. Adaptación de terrenos y de bienes naturales. </text:p>
          </table:table-cell>
          <table:table-cell table:style-name="ce29" office:value-type="string">
            <text:p>230. Adaptación de terrenos y bienes natura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31. Construcciones en curso. </text:p>
          </table:table-cell>
          <table:table-cell table:style-name="ce29" office:value-type="string">
            <text:p>231. Construcciones en curs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32. Instalaciones técnicas en montaje. </text:p>
          </table:table-cell>
          <table:table-cell table:style-name="ce29" office:value-type="string">
            <text:p>232. Instalaciones técnicas en montaj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33. Maquinaria en montaje. </text:p>
          </table:table-cell>
          <table:table-cell table:style-name="ce29" office:value-type="string">
            <text:p>233. Maquinaria en montaj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37. Equipos para procesos de información en monta­je. </text:p>
          </table:table-cell>
          <table:table-cell table:style-name="ce29" office:value-type="string">
            <text:p>237. Equipos para procesos de información en montaj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39. Anticipos para inmovilizaciones materiales. </text:p>
          </table:table-cell>
          <table:table-cell table:style-name="ce29" office:value-type="string">
            <text:p>239. Anticipos para inmovilizaciones materia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/>
          <table:table-cell table:number-columns-repeated="253"/>
          <table:table-cell table:style-name="ce63"/>
        </table:table-row>
        <table:table-row table:style-name="ro2">
          <table:table-cell table:style-name="ce3" office:value-type="string">
            <text:p>24. INVERSIONES FINANCIERAS EN EMPRESAS DEL GRUPO Y ASOCIADAS. </text:p>
          </table:table-cell>
          <table:table-cell table:style-name="ce32" office:value-type="string">
            <text:p>24. INVERSIONES FINANCIERAS EN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3"/>
          <table:table-cell table:style-name="ce29" office:value-type="string">
            <text:p>240. Participaciones a largo plazo en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0. Participaciones en empresas del grupo. </text:p>
          </table:table-cell>
          <table:table-cell table:style-name="ce30" office:value-type="string">
            <text:p>2403. Participaciones a largo plazo en empresas del grup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1. Participaciones en empresas asociadas. </text:p>
          </table:table-cell>
          <table:table-cell table:style-name="ce30" office:value-type="string">
            <text:p>2404. Participaciones a largo plazo en empresas asoci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/>
          <table:table-cell table:style-name="ce29" office:value-type="string">
            <text:p>2405. Participaciones a largo plazo en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/>
          <table:table-cell table:style-name="ce29" office:value-type="string">
            <text:p>241. Valores representativos de deuda a largo plazo de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2. Valores de renta fija de empresas del grupo. </text:p>
          </table:table-cell>
          <table:table-cell table:style-name="ce30" office:value-type="string">
            <text:p>2413. Valores representativos de deuda a largo plazo de empresas del grup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3. Valores de renta fija de empresas asociadas. </text:p>
          </table:table-cell>
          <table:table-cell table:style-name="ce30" office:value-type="string">
            <text:p>2414. Valores representativos de deuda a largo plazo de empresas asoci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 office:value-type="string">
            <text:p>2415. Valores representativos de deuda a largo plazo de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 office:value-type="string">
            <text:p>242. Créditos a largo plazo a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4. Créditos a largo plazo a empresas del grupo. </text:p>
          </table:table-cell>
          <table:table-cell table:style-name="ce30" office:value-type="string">
            <text:p>2423. Créditos a largo plazo a empresas del grup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5. Créditos a largo plazo a empresas asociadas. </text:p>
          </table:table-cell>
          <table:table-cell table:style-name="ce30" office:value-type="string">
            <text:p>2424. Créditos a largo plazo a empresas asoci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/>
          <table:table-cell table:style-name="ce29" office:value-type="string">
            <text:p>2425. Créditos a largo plazo a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/>
          <table:table-cell table:style-name="ce29" office:value-type="string">
            <text:p>243. Intereses a largo plazo de inversiones financieras en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6. Intereses a largo plazo de inversiones finan­cieras en empresas del grupo. </text:p>
          </table:table-cell>
          <table:table-cell table:style-name="ce30" office:value-type="string">
            <text:p>2433. Intereses a largo plazo de inversiones financieras en empresas del grup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7. Intereses a largo plazo de inversiones finan­cieras en empresas asociadas. </text:p>
          </table:table-cell>
          <table:table-cell table:style-name="ce30" office:value-type="string">
            <text:p>2434. Intereses a largo plazo de inversiones financieras en empresas asoci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/>
          <table:table-cell table:style-name="ce29" office:value-type="string">
            <text:p>2435. Intereses a largo plazo de inversiones financieras en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48. Desembolsos pendientes sobre participaciones a largo plazo en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8. Desembolsos pendientes sobre acciones de empre­sas del grupo. </text:p>
          </table:table-cell>
          <table:table-cell table:style-name="ce30" office:value-type="string">
            <text:p>2483. Desembolsos pendientes sobre participaciones a largo plazo en empresas del grupo.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49. Desembolsos pendientes sobre acciones de empre­sas asociadas. </text:p>
          </table:table-cell>
          <table:table-cell table:style-name="ce30" office:value-type="string">
            <text:p>2484. Desembolsos pendientes sobre participaciones a largo plazo en empresas asociadas.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485. Desembolsos pendientes sobre participaciones a largo plazo en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 table:number-columns-repeated="2"/>
          <table:table-cell table:number-columns-repeated="253"/>
          <table:table-cell table:style-name="ce63"/>
        </table:table-row>
        <table:table-row table:style-name="ro2">
          <table:table-cell table:style-name="ce3" office:value-type="string">
            <text:p>25. OTRAS INVERSIONES FINANCIERAS PERMANENTES. </text:p>
          </table:table-cell>
          <table:table-cell table:style-name="ce32" office:value-type="string">
            <text:p>25. OTRAS INVERSIONES FINANCIERA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0. Inversiones financieras permanentes en capital. </text:p>
          </table:table-cell>
          <table:table-cell table:style-name="ce29" office:value-type="string">
            <text:p>250. Inversiones financieras a largo plazo en instrumentos de patrimoni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00. Inversiones financieras permanentes en acciones con cotización oficial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01. Inversiones financieras permanentes en acciones sin cotización oficial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02. Otras inversiones financieras en capital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1. Valores de renta fija. </text:p>
          </table:table-cell>
          <table:table-cell table:style-name="ce29" office:value-type="string">
            <text:p>251. Valores representativos de deuda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2. Créditos a largo plazo. </text:p>
          </table:table-cell>
          <table:table-cell table:style-name="ce29" office:value-type="string">
            <text:p>252. Crédito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3. Créditos a largo plazo por enajenación de inmo­vilizado. </text:p>
          </table:table-cell>
          <table:table-cell table:style-name="ce29" office:value-type="string">
            <text:p>253. Créditos a largo plazo por enajenación de inmovilizad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4. Créditos a largo plazo al personal. </text:p>
          </table:table-cell>
          <table:table-cell table:style-name="ce29" office:value-type="string">
            <text:p>254. Créditos a largo plazo al person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 office:value-type="string">
            <text:p>255. Activos por derivados financiero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 office:value-type="string">
            <text:p>2550. Activos por derivados financieros a largo plazo, cartera de negociación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 office:value-type="string">
            <text:p>2553. Activos por derivados financieros a largo plazo, instrumentos de cobertura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6. Intereses a largo plazo de valores de renta fija. </text:p>
          </table:table-cell>
          <table:table-cell table:style-name="ce29" office:value-type="string">
            <text:p>256. Intereses a largo plazo de valores representativos de deuda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7. Intereses a largo plazo de créditos. </text:p>
          </table:table-cell>
          <table:table-cell table:style-name="ce29" office:value-type="string">
            <text:p>257. Activos por retribuciones a largo plazo de prestación definida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8. Imposición a largo plazo. </text:p>
          </table:table-cell>
          <table:table-cell table:style-name="ce29" office:value-type="string">
            <text:p>258. Imposicione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59. Desembolsos pendientes sobre acciones. </text:p>
          </table:table-cell>
          <table:table-cell table:style-name="ce29" office:value-type="string">
            <text:p>259. Desembolsos pendientes sobre participaciones en el patrimonio neto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 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3" office:value-type="string">
            <text:p>26. FIANZAS Y DEPOSITOS CONSTITUIDOS A LARGO PLAZO. </text:p>
          </table:table-cell>
          <table:table-cell table:style-name="ce32" office:value-type="string">
            <text:p>26. FIANZAS Y DEPÓSITOS CONSTITUIDO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60. Fianzas constituidas a largo plazo. </text:p>
          </table:table-cell>
          <table:table-cell table:style-name="ce29" office:value-type="string">
            <text:p>260. Fianzas constituida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65. Depósitos constituidos a largo plazo. </text:p>
          </table:table-cell>
          <table:table-cell table:style-name="ce29" office:value-type="string">
            <text:p>265. Depósitos constituidos a largo plaz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 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16" office:value-type="string">
            <text:p>27. GASTOS A DISTRIBUIR EN VARIOS EJERCICIO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14" office:value-type="string">
            <text:p>270. Gastos de formalización de deuda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14" office:value-type="string">
            <text:p>271. Gastos por intereses diferidos de valores nego­ciable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14" office:value-type="string">
            <text:p>272. Gastos por intereses diferido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 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3" office:value-type="string">
            <text:p>28. AMORTIZACION ACUMULADA DEL INMOVILIZADO. </text:p>
          </table:table-cell>
          <table:table-cell table:style-name="ce32" office:value-type="string">
            <text:p>28. AMORTIZACIÓN ACUMULADA DEL INMOVILIZAD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81.     Amortización acumulada del inmovilizado inmate­rial. </text:p>
          </table:table-cell>
          <table:table-cell table:style-name="ce30" office:value-type="string">
            <text:p>280 Amortización acumulada del inmovilizado intangibl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 office:value-type="string">
            <text:p>2810.   Amortización acumulada de gastos de investigación y desarrollo. </text:p>
          </table:table-cell>
          <table:table-cell table:style-name="ce31" office:value-type="string">
            <text:p>2800. Amortización acumulada de gastos de investigación y desarroll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 office:value-type="string">
            <text:p>2811.   Amortización acumulada de concesiones administrativas. </text:p>
          </table:table-cell>
          <table:table-cell table:style-name="ce31" office:value-type="string">
            <text:p>2801. Amortización acumulada de concesiones administrativ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1" office:value-type="string">
            <text:p>2812.   Amortización acumulada de propiedad industrial. </text:p>
          </table:table-cell>
          <table:table-cell table:style-name="ce31" office:value-type="string">
            <text:p>2802. Amortización acumulada de propiedad indust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13.   Amortización acumulada de fondo de comercio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14.   Amortización acumulada de derechos de traspaso. </text:p>
          </table:table-cell>
          <table:table-cell table:style-name="ce29" office:value-type="string">
            <text:p>2804. Amortización acumulada de derechos de traspas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15.   Amortización acumulada de aplicacio­nes informáticas. </text:p>
          </table:table-cell>
          <table:table-cell table:style-name="ce29" office:value-type="string">
            <text:p>2805. Amortización acumulada de aplicaciones informátic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82. Amortización acumulada del inmovilizado mate­rial. </text:p>
          </table:table-cell>
          <table:table-cell table:style-name="ce30" office:value-type="string">
            <text:p>281. Amortización acumulada del inmovilizado mate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1. Amortización acumulada de construcciones. </text:p>
          </table:table-cell>
          <table:table-cell table:style-name="ce29" office:value-type="string">
            <text:p>2811. Amortización acumulada de construc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2. Amortización acumulada de instalaciones técnicas. </text:p>
          </table:table-cell>
          <table:table-cell table:style-name="ce29" office:value-type="string">
            <text:p>2812. Amortización acumulada de instalaciones técnic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3. Amortización acumulada de maquinaria. </text:p>
          </table:table-cell>
          <table:table-cell table:style-name="ce29" office:value-type="string">
            <text:p>2813. Amortización acumulada de maquinaria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4. Amortización acumulada de utillaje. </text:p>
          </table:table-cell>
          <table:table-cell table:style-name="ce29" office:value-type="string">
            <text:p>2814. Amortización acumulada de utillaj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5. Amortización acumulada de otras instala­ciones. </text:p>
          </table:table-cell>
          <table:table-cell table:style-name="ce29" office:value-type="string">
            <text:p>2815. Amortización acumulada de otras instala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6. Amortización acumulada de mobiliario. </text:p>
          </table:table-cell>
          <table:table-cell table:style-name="ce29" office:value-type="string">
            <text:p>2816. Amortización acumulada de mobiliari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7. Amortización acumulada de equipos para procesos de información. </text:p>
          </table:table-cell>
          <table:table-cell table:style-name="ce29" office:value-type="string">
            <text:p>2817. Amortización acumulada de equipos para procesos de información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8. Amortización acumulada de elementos de transporte. </text:p>
          </table:table-cell>
          <table:table-cell table:style-name="ce29" office:value-type="string">
            <text:p>2818. Amortización acumulada de elementos de transport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2829. Amortización acumulada de otro inmovili­zado material. </text:p>
          </table:table-cell>
          <table:table-cell table:style-name="ce29" office:value-type="string">
            <text:p>2819. Amortización acumulada de otro inmovilizado mate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 office:value-type="string">
            <text:p>  </text:p>
          </table:table-cell>
          <table:table-cell table:style-name="ce29" office:value-type="string">
            <text:p>282. Amortización acumulada de las inversiones inmobiliari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4"/>
          <table:table-cell table:style-name="ce29"/>
          <table:table-cell table:number-columns-repeated="253"/>
          <table:table-cell table:style-name="ce63"/>
        </table:table-row>
        <table:table-row table:style-name="ro2">
          <table:table-cell table:style-name="ce3" office:value-type="string">
            <text:p>29. PROVISIONES DE INMOVILIZADO. </text:p>
          </table:table-cell>
          <table:table-cell table:style-name="ce32" office:value-type="string">
            <text:p>29. DETERIORO DE VALOR DEL INMOVILIZAD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91.     Provisión por depreciación del inmovilizado inmaterial. </text:p>
          </table:table-cell>
          <table:table-cell table:style-name="ce30" office:value-type="string">
            <text:p>290. Deterioro de valor del inmovilizado intangibl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00. Deterioro de valor de gastos de investigación y desarroll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01. Deterioro de valor de concesiones administrativ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02. Deterioro de valor de propiedad indust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03. Deterioro de valor del fondo de comerci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04. Deterioro de valor de derechos de traspas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05. Deterioro de valor de aplicaciones informátic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92.     Provisión por depreciación del inmovilizado material. </text:p>
          </table:table-cell>
          <table:table-cell table:style-name="ce30" office:value-type="string">
            <text:p>291. Deterioro de valor del inmovilizado mate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0. Deterioro de valor de terrenos y bienes natura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1. Deterioro de valor de construc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2. Deterioro de valor de instalaciones técnic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3. Deterioro de valor de maquinaria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4. Deterioro de valor de utillaj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5. Deterioro de valor de otras instalacion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6. Deterioro de valor de mobiliari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7. Deterioro de valor de equipos para procesos de información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8. Deterioro de valor de elementos de transporte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19. Deterioro de valor de otro inmovilizado material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2. Deterioro de valor de las inversiones inmobiliari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20. Deterioro de valor de los terrenos y bienes naturale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21. Deterioro de valor de construcciones </text:p>
          </table:table-cell>
          <table:table-cell table:number-columns-repeated="253"/>
          <table:table-cell table:style-name="ce63"/>
        </table:table-row>
        <table:table-row table:style-name="ro4">
          <table:table-cell table:style-name="ce11" office:value-type="string">
            <text:p>293.     Provisión por depreciación de valores negocia­bles a largo plazo de empresas del grupo. </text:p>
          </table:table-cell>
          <table:table-cell table:style-name="ce29" office:value-type="string">
            <text:p>293. Deterioro de valor de participaciones a largo plazo en partes vinculadas </text:p>
          </table:table-cell>
          <table:table-cell table:number-columns-repeated="253"/>
          <table:table-cell table:style-name="ce63"/>
        </table:table-row>
        <table:table-row table:style-name="ro4">
          <table:table-cell table:style-name="ce10" office:value-type="string">
            <text:p>2930.   Provisión por depreciación de parti­cipaciones en capital a largoplazo en em­presas del grupo. </text:p>
          </table:table-cell>
          <table:table-cell table:style-name="ce30" office:value-type="string">
            <text:p>2933. Deterioro de valor de participaciones a largo plazo en empresas del grupo </text:p>
          </table:table-cell>
          <table:table-cell table:number-columns-repeated="253"/>
          <table:table-cell table:style-name="ce63"/>
        </table:table-row>
        <table:table-row table:style-name="ro2" table:number-rows-repeated="2">
          <table:table-cell table:style-name="ce15" table:number-columns-repeated="2"/>
          <table:table-cell table:number-columns-repeated="253"/>
          <table:table-cell table:style-name="ce63"/>
        </table:table-row>
        <table:table-row table:style-name="ro4">
          <table:table-cell table:style-name="ce10" office:value-type="string">
            <text:p>2935.   Provisión por depreciación de valores negociables a largo plazo en empresas del grupo. </text:p>
          </table:table-cell>
          <table:table-cell table:style-name="ce30" office:value-type="string">
            <text:p>2943. Deterioro de valores representativos de deuda a largo plazode empresas del grup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35. Deterioro de valor de participaciones a largo plazo en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4. Deterioro de valores representativos de deuda a largo plazo de partes vinculadas </text:p>
          </table:table-cell>
          <table:table-cell table:number-columns-repeated="253"/>
          <table:table-cell table:style-name="ce63"/>
        </table:table-row>
        <table:table-row table:style-name="ro4">
          <table:table-cell table:style-name="ce11" office:value-type="string">
            <text:p>294.     Provisión por depreciación de valores negocia­bles a largo plazo de empresas asociadas. </text:p>
          </table:table-cell>
          <table:table-cell table:style-name="ce15"/>
          <table:table-cell table:number-columns-repeated="253"/>
          <table:table-cell table:style-name="ce63"/>
        </table:table-row>
        <table:table-row table:style-name="ro4">
          <table:table-cell table:style-name="ce10" office:value-type="string">
            <text:p>2941.   Provisión por depreciación de parti­cipaciones en capital a largo plazo en em­presas asociadas. </text:p>
          </table:table-cell>
          <table:table-cell table:style-name="ce30" office:value-type="string">
            <text:p>2934. Deterioro de valor de participaciones a largo plazo en empresas asociadas </text:p>
          </table:table-cell>
          <table:table-cell table:number-columns-repeated="253"/>
          <table:table-cell table:style-name="ce63"/>
        </table:table-row>
        <table:table-row table:style-name="ro4">
          <table:table-cell table:style-name="ce10" office:value-type="string">
            <text:p>2946.   Provisión por depreciación de valores negociables a largo plazo en empresas aso­ciadas. </text:p>
          </table:table-cell>
          <table:table-cell table:style-name="ce30" office:value-type="string">
            <text:p>2944. Deterioro de valores representativos de deuda a largo plazo de empresas asoci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45. Deterioro de valores representativos de deuda a largo plazo de otras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5. Deterioro de valor de créditos a largo plazo a partes vincul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95.     Provisión para insolvencias de créditos a largo plazo a empresas del grupo. </text:p>
          </table:table-cell>
          <table:table-cell table:style-name="ce30" office:value-type="string">
            <text:p>2953. Deterioro de valor de créditos a largo plazo a empresas del grupo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0" office:value-type="string">
            <text:p>296.     Provisión para insolvencias de créditos a largo plazo a empresas asociadas. </text:p>
          </table:table-cell>
          <table:table-cell table:style-name="ce30" office:value-type="string">
            <text:p>2954. Deterioro de valor de créditos a largo plazo a empresas asociadas </text:p>
          </table:table-cell>
          <table:table-cell table:number-columns-repeated="253"/>
          <table:table-cell table:style-name="ce63"/>
        </table:table-row>
        <table:table-row table:style-name="ro2">
          <table:table-cell table:style-name="ce15"/>
          <table:table-cell table:style-name="ce29" office:value-type="string">
            <text:p>2955. Deterioro de valor de créditos a largo plazo a otras partes vinculada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296. Deterioro de valor de participaciones en el patrimonio neto a larg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297. Provisión por depreciación de valores negocia­bles a largo plazo. </text:p>
          </table:table-cell>
          <table:table-cell table:style-name="ce29" office:value-type="string">
            <text:p>297. Deterioro de valor de valores representativos de deuda a largo plazo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298. Provisión para insolvencias de créditos a largo plazo.</text:p>
          </table:table-cell>
          <table:table-cell table:style-name="ce31" office:value-type="string">
            <text:p>298. Deterioro de valor de créditos a largo plazo </text:p>
          </table:table-cell>
          <table:table-cell table:number-columns-repeated="254"/>
        </table:table-row>
        <table:table-row table:style-name="ro2">
          <table:table-cell table:style-name="ce15" table:number-columns-repeated="2"/>
          <table:table-cell table:number-columns-repeated="254"/>
        </table:table-row>
        <table:table-row table:style-name="ro2">
          <table:table-cell table:style-name="ce15"/>
          <table:table-cell table:style-name="ce7"/>
          <table:table-cell table:number-columns-repeated="254"/>
        </table:table-row>
        <table:table-row table:style-name="ro2">
          <table:table-cell table:style-name="ce3" office:value-type="string">
            <text:p>30. COMERCIALES. </text:p>
          </table:table-cell>
          <table:table-cell table:style-name="ce24" office:value-type="string">
            <text:p>30. COMERCIALE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00. Mercaderías A. </text:p>
          </table:table-cell>
          <table:table-cell table:style-name="ce25" office:value-type="string">
            <text:p>300. Mercadería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01. Mercaderías B. </text:p>
          </table:table-cell>
          <table:table-cell table:style-name="ce25" office:value-type="string">
            <text:p>301. Mercaderías B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15" table:number-columns-repeated="255"/>
        </table:table-row>
        <table:table-row table:style-name="ro2">
          <table:table-cell table:style-name="ce3" office:value-type="string">
            <text:p>31. MATERIAS PRIMAS. </text:p>
          </table:table-cell>
          <table:table-cell table:style-name="ce24" office:value-type="string">
            <text:p>31. MATERIAS PRIMA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10. Materias primas A. </text:p>
          </table:table-cell>
          <table:table-cell table:style-name="ce25" office:value-type="string">
            <text:p>310. Materias prima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11. Materias primas B. </text:p>
          </table:table-cell>
          <table:table-cell table:style-name="ce25" office:value-type="string">
            <text:p>311. Materias primas B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15" table:number-columns-repeated="255"/>
        </table:table-row>
        <table:table-row table:style-name="ro2">
          <table:table-cell table:style-name="ce3" office:value-type="string">
            <text:p>32. OTROS APROVISIONAMIENTOS. </text:p>
          </table:table-cell>
          <table:table-cell table:style-name="ce24" office:value-type="string">
            <text:p>32. OTROS APROVISIONAMIENTO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20. Elementos y conjuntos incorporables. </text:p>
          </table:table-cell>
          <table:table-cell table:style-name="ce25" office:value-type="string">
            <text:p>320. Elementos y conjuntos incorporable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21. Combustibles. </text:p>
          </table:table-cell>
          <table:table-cell table:style-name="ce25" office:value-type="string">
            <text:p>321. Combustible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22. Repuestos. </text:p>
          </table:table-cell>
          <table:table-cell table:style-name="ce25" office:value-type="string">
            <text:p>322. Repuesto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25. Materiales diversos. </text:p>
          </table:table-cell>
          <table:table-cell table:style-name="ce25" office:value-type="string">
            <text:p>325. Materiales diverso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26. Embalajes. </text:p>
          </table:table-cell>
          <table:table-cell table:style-name="ce25" office:value-type="string">
            <text:p>326. Embalaje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27. Envases. </text:p>
          </table:table-cell>
          <table:table-cell table:style-name="ce25" office:value-type="string">
            <text:p>327. Envase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28. Material de oficina. </text:p>
          </table:table-cell>
          <table:table-cell table:style-name="ce25" office:value-type="string">
            <text:p>328. Material de oficina </text:p>
          </table:table-cell>
          <table:table-cell table:style-name="ce15" table:number-columns-repeated="254"/>
        </table:table-row>
        <table:table-row table:style-name="ro2">
          <table:table-cell table:style-name="ce4"/>
          <table:table-cell table:style-name="ce25"/>
          <table:table-cell table:style-name="ce15" table:number-columns-repeated="254"/>
        </table:table-row>
        <table:table-row table:style-name="ro2">
          <table:table-cell table:style-name="ce3" office:value-type="string">
            <text:p>33. PRODUCTOS EN CURSO. </text:p>
          </table:table-cell>
          <table:table-cell table:style-name="ce24" office:value-type="string">
            <text:p>33. PRODUCTOS EN CURSO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30. Productos en curso A. </text:p>
          </table:table-cell>
          <table:table-cell table:style-name="ce25" office:value-type="string">
            <text:p>330. Productos en curso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31. Productos en curso B. </text:p>
          </table:table-cell>
          <table:table-cell table:style-name="ce25" office:value-type="string">
            <text:p>331. Productos en curso B </text:p>
          </table:table-cell>
          <table:table-cell table:style-name="ce15" table:number-columns-repeated="254"/>
        </table:table-row>
        <table:table-row table:style-name="ro2">
          <table:table-cell table:style-name="ce4"/>
          <table:table-cell table:style-name="ce25"/>
          <table:table-cell table:style-name="ce15" table:number-columns-repeated="254"/>
        </table:table-row>
        <table:table-row table:style-name="ro2">
          <table:table-cell table:style-name="ce3" office:value-type="string">
            <text:p>34. PRODUCTOS SEMITERMINADOS. </text:p>
          </table:table-cell>
          <table:table-cell table:style-name="ce24" office:value-type="string">
            <text:p>34. PRODUCTOS SEMITERMINADO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40. Productos semiterminados A. </text:p>
          </table:table-cell>
          <table:table-cell table:style-name="ce25" office:value-type="string">
            <text:p>340. Productos semiterminado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41. Productos semiterminados B. </text:p>
          </table:table-cell>
          <table:table-cell table:style-name="ce25" office:value-type="string">
            <text:p>341. Productos semiterminados B </text:p>
          </table:table-cell>
          <table:table-cell table:style-name="ce15" table:number-columns-repeated="254"/>
        </table:table-row>
        <table:table-row table:style-name="ro2">
          <table:table-cell table:style-name="ce4"/>
          <table:table-cell table:style-name="ce25"/>
          <table:table-cell table:style-name="ce15" table:number-columns-repeated="254"/>
        </table:table-row>
        <table:table-row table:style-name="ro2">
          <table:table-cell table:style-name="ce3" office:value-type="string">
            <text:p>35. PRODUCTOS TERMINADOS. </text:p>
          </table:table-cell>
          <table:table-cell table:style-name="ce24" office:value-type="string">
            <text:p>35. PRODUCTOS TERMINADO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50. Productos terminados A. </text:p>
          </table:table-cell>
          <table:table-cell table:style-name="ce25" office:value-type="string">
            <text:p>350. Productos terminado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51. Productos terminados B. </text:p>
          </table:table-cell>
          <table:table-cell table:style-name="ce25" office:value-type="string">
            <text:p>351. Productos terminados B </text:p>
          </table:table-cell>
          <table:table-cell table:style-name="ce15" table:number-columns-repeated="254"/>
        </table:table-row>
        <table:table-row table:style-name="ro2">
          <table:table-cell table:style-name="ce4"/>
          <table:table-cell table:style-name="ce25"/>
          <table:table-cell table:style-name="ce15" table:number-columns-repeated="254"/>
        </table:table-row>
        <table:table-row table:style-name="ro2">
          <table:table-cell table:style-name="ce3" office:value-type="string">
            <text:p>36. SUBPRODUCTOS, RESIDUOS Y MATERIALES RECUPERADOS. </text:p>
          </table:table-cell>
          <table:table-cell table:style-name="ce24" office:value-type="string">
            <text:p>36. SUBPRODUCTOS, RESIDUOS Y MATERIALES RECUPERADO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60. Subproductos A. </text:p>
          </table:table-cell>
          <table:table-cell table:style-name="ce25" office:value-type="string">
            <text:p>360. Subproducto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61. Subproductos B. </text:p>
          </table:table-cell>
          <table:table-cell table:style-name="ce25" office:value-type="string">
            <text:p>361. Subproductos B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65. Residuos A. </text:p>
          </table:table-cell>
          <table:table-cell table:style-name="ce29" office:value-type="string">
            <text:p>365. Residuo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66. Residuos B. </text:p>
          </table:table-cell>
          <table:table-cell table:style-name="ce29" office:value-type="string">
            <text:p>366. Residuos B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68. Materiales recuperados A. </text:p>
          </table:table-cell>
          <table:table-cell table:style-name="ce29" office:value-type="string">
            <text:p>368. Materiales recuperados A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69. Materiales recuperados B. </text:p>
          </table:table-cell>
          <table:table-cell table:style-name="ce29" office:value-type="string">
            <text:p>369. Materiales recuperados B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15" table:number-columns-repeated="255"/>
        </table:table-row>
        <table:table-row table:style-name="ro2">
          <table:table-cell table:style-name="ce3" office:value-type="string">
            <text:p>39. PROVISIONES POR DEPRECIACION DE EXISTENCIAS. </text:p>
          </table:table-cell>
          <table:table-cell table:style-name="ce32" office:value-type="string">
            <text:p>39. DETERIORO DE VALOR DE LAS EXISTENCIAS </text:p>
          </table:table-cell>
          <table:table-cell table:style-name="ce57" table:number-columns-repeated="254"/>
        </table:table-row>
        <table:table-row table:style-name="ro2">
          <table:table-cell table:style-name="ce4" office:value-type="string">
            <text:p>390.     Provisión por depreciación de mercaderías. </text:p>
          </table:table-cell>
          <table:table-cell table:style-name="ce29" office:value-type="string">
            <text:p>390. Deterioro de valor de las mercadería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91.     Provisión por depreciación de materias primas. </text:p>
          </table:table-cell>
          <table:table-cell table:style-name="ce29" office:value-type="string">
            <text:p>391. Deterioro de valor de las materias prima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92.     Provisión por depreciación de otros aprovisio­namientos. </text:p>
          </table:table-cell>
          <table:table-cell table:style-name="ce29" office:value-type="string">
            <text:p>392. Deterioro de valor de otros aprovisionamiento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93.     Provisión por depreciación de productos en curso. </text:p>
          </table:table-cell>
          <table:table-cell table:style-name="ce29" office:value-type="string">
            <text:p>393. Deterioro de valor de los productos en curso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94.     Provisión por depreciación de productos semi­terminados. </text:p>
          </table:table-cell>
          <table:table-cell table:style-name="ce29" office:value-type="string">
            <text:p>394. Deterioro de valor de los productos semiterminado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95.     Provisión por depreciación de productos termi­nados. </text:p>
          </table:table-cell>
          <table:table-cell table:style-name="ce29" office:value-type="string">
            <text:p>395. Deterioro de valor de los productos terminados </text:p>
          </table:table-cell>
          <table:table-cell table:style-name="ce15" table:number-columns-repeated="254"/>
        </table:table-row>
        <table:table-row table:style-name="ro2">
          <table:table-cell table:style-name="ce4" office:value-type="string">
            <text:p>396.     Provisión por depreciación de subproductos, re­siduos y materiales recuperados.</text:p>
          </table:table-cell>
          <table:table-cell table:style-name="ce29" office:value-type="string">
            <text:p>396. Deterioro de valor de los subproductos, residuos y materiales recuperados </text:p>
          </table:table-cell>
          <table:table-cell table:style-name="ce15" table:number-columns-repeated="254"/>
        </table:table-row>
        <table:table-row table:style-name="ro2">
          <table:table-cell table:style-name="ce17"/>
          <table:table-cell table:style-name="ce15" table:number-columns-repeated="255"/>
        </table:table-row>
        <table:table-row table:style-name="ro2">
          <table:table-cell table:style-name="ce15" table:number-columns-repeated="256"/>
        </table:table-row>
        <table:table-row table:style-name="ro2">
          <table:table-cell table:style-name="ce3" office:value-type="string">
            <text:p>40. PROVEEDORES. </text:p>
          </table:table-cell>
          <table:table-cell table:style-name="ce36" office:value-type="string">
            <text:p>40. PROVEE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00. Proveedores. </text:p>
          </table:table-cell>
          <table:table-cell table:style-name="ce37" office:value-type="string">
            <text:p>400. Provee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000. Proveedores (pesetas). </text:p>
          </table:table-cell>
          <table:table-cell table:style-name="ce37" office:value-type="string">
            <text:p>4000. Proveedores (euros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004. Proveedores (moneda extranjera). </text:p>
          </table:table-cell>
          <table:table-cell table:style-name="ce37" office:value-type="string">
            <text:p>4004. Proveedores (moneda extranjera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009. Proveedores, facturas pendientes de reci­bir o de formalizar. </text:p>
          </table:table-cell>
          <table:table-cell table:style-name="ce37" office:value-type="string">
            <text:p>4009. Proveedores, facturas pendientes de recibir o de formaliz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01. Proveedores, efectos comerciales a pagar. </text:p>
          </table:table-cell>
          <table:table-cell table:style-name="ce37" office:value-type="string">
            <text:p>401. Proveedores, efectos comerciales a pagar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02. Proveedores, empresas del grupo. </text:p>
          </table:table-cell>
          <table:table-cell table:style-name="ce38" office:value-type="string">
            <text:p>403. Proveedores, empresas del grupo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020. Proveedores, empresas del grupo (pesetas). </text:p>
          </table:table-cell>
          <table:table-cell table:style-name="ce39" office:value-type="string">
            <text:p>4030. Proveedores, empresas del grupo (euros)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021. Efectos comerciales a pagar, empresas del grupo. </text:p>
          </table:table-cell>
          <table:table-cell table:style-name="ce39" office:value-type="string">
            <text:p>4031. Efectos comerciales a pagar, empresas del grupo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024. Proveedores, empresas del grupo (moneda extranjera). </text:p>
          </table:table-cell>
          <table:table-cell table:style-name="ce39" office:value-type="string">
            <text:p>4034. Proveedores, empresas del grupo (moneda extranjera)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026. Envases y embalajes a devolver a provee­dores, empresas del grupo. </text:p>
          </table:table-cell>
          <table:table-cell table:style-name="ce39" office:value-type="string">
            <text:p>4036. Envases y embalajes a devolver a proveedores, empresas del grupo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029. Proveedores, empresas del grupo, facturas pendientes de recibir o de formalizar. </text:p>
          </table:table-cell>
          <table:table-cell table:style-name="ce39" office:value-type="string">
            <text:p>4039. Proveedores, empresas del grupo, facturas pendientes de recibir o de formalizar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03. Proveedores, empresas asociadas. </text:p>
          </table:table-cell>
          <table:table-cell table:style-name="ce40" office:value-type="string">
            <text:p>404. Proveedores, empresas asociadas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41" office:value-type="string">
            <text:p>405. Proveedores, otras partes vinculadas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06. Envases y embalajes a devolver a proveedores. </text:p>
          </table:table-cell>
          <table:table-cell table:style-name="ce39" office:value-type="string">
            <text:p>406. Envases y embalajes a devolver a provee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07. Anticipos a proveedores. </text:p>
          </table:table-cell>
          <table:table-cell table:style-name="ce42" office:value-type="string">
            <text:p>407. Anticipos a proveedores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42"/>
          <table:table-cell table:number-columns-repeated="254"/>
        </table:table-row>
        <table:table-row table:style-name="ro2">
          <table:table-cell table:style-name="ce3" office:value-type="string">
            <text:p>41. ACREEDORES VARIOS. </text:p>
          </table:table-cell>
          <table:table-cell table:style-name="ce43" office:value-type="string">
            <text:p>41. ACREEDORES VARI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10. Acreedores por prestaciones de servicios. </text:p>
          </table:table-cell>
          <table:table-cell table:style-name="ce42" office:value-type="string">
            <text:p>410. Acreedores por prestaciones de servici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100. Acreedores por prestaciones de servicios (pesetas). </text:p>
          </table:table-cell>
          <table:table-cell table:style-name="ce42" office:value-type="string">
            <text:p>4100. Acreedores por prestaciones de servicios (euros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104. Acreedores por prestaciones de servicios (moneda extranjera). </text:p>
          </table:table-cell>
          <table:table-cell table:style-name="ce42" office:value-type="string">
            <text:p>4104. Acreedores por prestaciones de servicios, (moneda extranjera)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4109. Acreedores por prestaciones de servicios, facturas pendientes de recibir o de forma­lizar. </text:p>
          </table:table-cell>
          <table:table-cell table:style-name="ce42" office:value-type="string">
            <text:p>4109. Acreedores por prestaciones de servicios, facturas pendientes de recibir o de formalizar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11. Acreedores, efectos comerciales a pagar. </text:p>
          </table:table-cell>
          <table:table-cell table:style-name="ce41" office:value-type="string">
            <text:p>411. Acreedores, efectos comerciales a pag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19. Acreedores por operaciones en común. </text:p>
          </table:table-cell>
          <table:table-cell table:style-name="ce42" office:value-type="string">
            <text:p>419. Acreedores por operaciones en común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42"/>
          <table:table-cell table:number-columns-repeated="254"/>
        </table:table-row>
        <table:table-row table:style-name="ro2">
          <table:table-cell table:style-name="ce3" office:value-type="string">
            <text:p>43. CLIENTES. </text:p>
          </table:table-cell>
          <table:table-cell table:style-name="ce44" office:value-type="string">
            <text:p>43. CLIENT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0. Clientes. </text:p>
          </table:table-cell>
          <table:table-cell table:style-name="ce42" office:value-type="string">
            <text:p>430. Client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00. Clientes (pesetas). </text:p>
          </table:table-cell>
          <table:table-cell table:style-name="ce42" office:value-type="string">
            <text:p>4300. Clientes (euros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01. Clientes (moneda extranjera). </text:p>
          </table:table-cell>
          <table:table-cell table:style-name="ce42" office:value-type="string">
            <text:p>4304. Clientes, (moneda extranjera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09. Clientes, facturas pendientes de formali­zar. </text:p>
          </table:table-cell>
          <table:table-cell table:style-name="ce42" office:value-type="string">
            <text:p>4309. Clientes, facturas pendientes de formaliz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1. Clientes, efectos comerciales a cobrar. </text:p>
          </table:table-cell>
          <table:table-cell table:style-name="ce42" office:value-type="string">
            <text:p>431. Clientes, efectos comerciales a cobr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10. Efectos comerciales en cartera. </text:p>
          </table:table-cell>
          <table:table-cell table:style-name="ce42" office:value-type="string">
            <text:p>4310. Efectos comerciales en carter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11. Efectos comerciales descontados. </text:p>
          </table:table-cell>
          <table:table-cell table:style-name="ce42" office:value-type="string">
            <text:p>4311. Efectos comerciales descont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12. Efectos comerciales en gestión de cobro. </text:p>
          </table:table-cell>
          <table:table-cell table:style-name="ce45" office:value-type="string">
            <text:p><text:span text:style-name="T1">4312. Efectos comerciales en gestión de </text:span><text:span text:style-name="T2">cobro </text:span>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315. Efectos comerciales impagados. </text:p>
          </table:table-cell>
          <table:table-cell table:style-name="ce46" office:value-type="string">
            <text:p>4315. Efectos comerciales impagados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432. Clientes, empresas del grupo. </text:p>
          </table:table-cell>
          <table:table-cell table:style-name="ce47" office:value-type="string">
            <text:p>433. Clientes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20. Clientes, empresas del grupo (pesetas). </text:p>
          </table:table-cell>
          <table:table-cell table:style-name="ce48" office:value-type="string">
            <text:p>4330. Clientes empresas del grupo (euros)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21. Efectos comerciales a cobrar, empresas del grupo. </text:p>
          </table:table-cell>
          <table:table-cell table:style-name="ce48" office:value-type="string">
            <text:p>4331. Efectos comerciales a cobrar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24. Clientes, empresas del grupo (moneda ex­tranjera). </text:p>
          </table:table-cell>
          <table:table-cell table:style-name="ce48" office:value-type="string">
            <text:p>4334. Clientes empresas del grupo, (moneda extranjera)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46" office:value-type="string">
            <text:p>4336. Clientes empresas del grupo de dudoso cobr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26. Envases y embalajes a devolver a clien­tes, empresas del grupo. </text:p>
          </table:table-cell>
          <table:table-cell table:style-name="ce48" office:value-type="string">
            <text:p>4337. Envases y embalajes a devolver a clientes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29. Clientes, empresas del grupo, facturas pendientes de formalizar. </text:p>
          </table:table-cell>
          <table:table-cell table:style-name="ce48" office:value-type="string">
            <text:p>4339. Clientes empresas del grupo, facturas pendientes de formalizar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3. Clientes, empresas asociadas. </text:p>
          </table:table-cell>
          <table:table-cell table:style-name="ce48" office:value-type="string">
            <text:p>434. Clientes, empresas asociada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46" office:value-type="string">
            <text:p>435. Clientes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5. Clientes de dudoso cobro. </text:p>
          </table:table-cell>
          <table:table-cell table:style-name="ce48" office:value-type="string">
            <text:p>436. Clientes de dudoso cobr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6. Envases y embalajes a devolver por clientes. </text:p>
          </table:table-cell>
          <table:table-cell table:style-name="ce48" office:value-type="string">
            <text:p>437. Envases y embalajes a devolver por cliente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37. Anticipos de clientes. </text:p>
          </table:table-cell>
          <table:table-cell table:style-name="ce48" office:value-type="string">
            <text:p>438. Anticipos de clientes </text:p>
          </table:table-cell>
          <table:table-cell table:number-columns-repeated="254"/>
        </table:table-row>
        <table:table-row table:style-name="ro2">
          <table:table-cell table:style-name="ce11"/>
          <table:table-cell table:style-name="ce47"/>
          <table:table-cell table:style-name="ce58" table:number-columns-repeated="253"/>
          <table:table-cell table:style-name="ce65"/>
        </table:table-row>
        <table:table-row table:style-name="ro2">
          <table:table-cell table:style-name="ce3" office:value-type="string">
            <text:p>44. DEUDORES VARIOS. </text:p>
          </table:table-cell>
          <table:table-cell table:style-name="ce49" office:value-type="string">
            <text:p>44. DEUDORES VARIO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440. Deudores. </text:p>
          </table:table-cell>
          <table:table-cell table:style-name="ce46" office:value-type="string">
            <text:p>440. Deu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00. Deudores (pesetas). </text:p>
          </table:table-cell>
          <table:table-cell table:style-name="ce46" office:value-type="string">
            <text:p>4400. Deudores (euros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04. Deudores (moneda extranjera). </text:p>
          </table:table-cell>
          <table:table-cell table:style-name="ce46" office:value-type="string">
            <text:p>4404. Deudores (moneda extranjera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09. Deudores, facturas pendientes de formali­zar. </text:p>
          </table:table-cell>
          <table:table-cell table:style-name="ce46" office:value-type="string">
            <text:p>4409. Deudores, facturas pendientes de formaliz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1. Deudores, efectos comerciales a cobrar. </text:p>
          </table:table-cell>
          <table:table-cell table:style-name="ce46" office:value-type="string">
            <text:p>441. Deudores, efectos comerciales a cobr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10. Deudores, efectos comerciales en cartera. </text:p>
          </table:table-cell>
          <table:table-cell table:style-name="ce46" office:value-type="string">
            <text:p>4410. Deudores, efectos comerciales en carter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11. Deudores, efectos comerciales desconta­dos. </text:p>
          </table:table-cell>
          <table:table-cell table:style-name="ce46" office:value-type="string">
            <text:p>4411. Deudores, efectos comerciales descont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12. Deudores, efectos comerciales en gestión de cobro. </text:p>
          </table:table-cell>
          <table:table-cell table:style-name="ce46" office:value-type="string">
            <text:p>4412. Deudores, efectos comerciales en gestión de cobr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15. Deudores, efectos comerciales impagados. </text:p>
          </table:table-cell>
          <table:table-cell table:style-name="ce46" office:value-type="string">
            <text:p>4415. Deudores, efectos comerciales impag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5. Deudores de dudoso cobro. </text:p>
          </table:table-cell>
          <table:table-cell table:style-name="ce46" office:value-type="string">
            <text:p>445. Deudores de dudoso cobr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49. Deudores por operaciones en común. </text:p>
          </table:table-cell>
          <table:table-cell table:style-name="ce46" office:value-type="string">
            <text:p>449. Deudores por operaciones en común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46"/>
          <table:table-cell table:number-columns-repeated="254"/>
        </table:table-row>
        <table:table-row table:style-name="ro2">
          <table:table-cell table:style-name="ce3" office:value-type="string">
            <text:p>46. PERSONAL. </text:p>
          </table:table-cell>
          <table:table-cell table:style-name="ce49" office:value-type="string">
            <text:p>46. PERSONAL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460. Anticipos de remuneraciones. </text:p>
          </table:table-cell>
          <table:table-cell table:style-name="ce46" office:value-type="string">
            <text:p>460. Anticipos de remuneracion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65. Remuneraciones pendientes de pago. </text:p>
          </table:table-cell>
          <table:table-cell table:style-name="ce46" office:value-type="string">
            <text:p>465. Remuneraciones pendientes de pago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46" office:value-type="string">
            <text:p>466. Remuneraciones por aportaciones definidas pendientes de pago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46"/>
          <table:table-cell table:number-columns-repeated="254"/>
        </table:table-row>
        <table:table-row table:style-name="ro2">
          <table:table-cell table:style-name="ce3" office:value-type="string">
            <text:p>47. ADMINISTRACIONES PUBLICAS. </text:p>
          </table:table-cell>
          <table:table-cell table:style-name="ce49" office:value-type="string">
            <text:p>47. ADMINISTRACIONES PÚBLICA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470. Hacienda Pública, deudor por diversos conceptos. </text:p>
          </table:table-cell>
          <table:table-cell table:style-name="ce46" office:value-type="string">
            <text:p>470. Hacienda Pública, deudora por diversos concep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00. Hacienda Pública, deudor por IVA. </text:p>
          </table:table-cell>
          <table:table-cell table:style-name="ce46" office:value-type="string">
            <text:p>4700. Hacienda Pública, deudora por IVA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08. Hacienda Pública, deudor por subvenciones concedidas. </text:p>
          </table:table-cell>
          <table:table-cell table:style-name="ce50" office:value-type="string">
            <text:p>4708. Hacienda Pública, deudora por subvenciones concedi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09. Hacienda Pública, deudor por devolución de impuestos. </text:p>
          </table:table-cell>
          <table:table-cell table:style-name="ce46" office:value-type="string">
            <text:p>4709. Hacienda Pública, deudora por devolución de impues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1. Organismos de la Seguridad Social, deudores. </text:p>
          </table:table-cell>
          <table:table-cell table:style-name="ce46" office:value-type="string">
            <text:p>471. Organismos de la Seguridad Social, deu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2. Hacienda Pública, IVA soportado. </text:p>
          </table:table-cell>
          <table:table-cell table:style-name="ce46" office:value-type="string">
            <text:p>472. Hacienda Pública, IVA soportado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3. Hacienda Pública, retenciones y pagos en cuen­ta. </text:p>
          </table:table-cell>
          <table:table-cell table:style-name="ce50" office:value-type="string">
            <text:p>473. Hacienda Pública, retenciones y pagos a cuent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4. Impuestos sobre beneficios anticipado y compen­sación de pérdidas. </text:p>
          </table:table-cell>
          <table:table-cell table:style-name="ce46" office:value-type="string">
            <text:p>474. Activos por impuesto diferid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40. Impuesto sobre beneficios anticipados. </text:p>
          </table:table-cell>
          <table:table-cell table:style-name="ce46" office:value-type="string">
            <text:p>4740. Activos por diferencias temporarias deducible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46" office:value-type="string">
            <text:p>4742. Derechos por deducciones y bonificaciones pendientes de aplic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45. Crédito por pérdidas a compensar del ejercicio ... </text:p>
          </table:table-cell>
          <table:table-cell table:style-name="ce46" office:value-type="string">
            <text:p>4745. Crédito por pérdidas a compensar del ejercicio I.C.A.C. 173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5. Hacienda Pública, acreedor por conceptos fisca­les. </text:p>
          </table:table-cell>
          <table:table-cell table:style-name="ce46" office:value-type="string">
            <text:p>475. Hacienda Pública, acreedora por conceptos fiscales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50. Hacienda Pública, acreedor por IVA. </text:p>
          </table:table-cell>
          <table:table-cell table:style-name="ce46" office:value-type="string">
            <text:p>4750. Hacienda Pública, acreedora por IV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51. Hacienda Pública, acreedor por retencio­nes practicadas. </text:p>
          </table:table-cell>
          <table:table-cell table:style-name="ce46" office:value-type="string">
            <text:p>4751. Hacienda Pública, acreedora por retenciones practic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52. Hacienda Pública, acreedor por impuesto sobre sociedades. </text:p>
          </table:table-cell>
          <table:table-cell table:style-name="ce46" office:value-type="string">
            <text:p>4752. Hacienda Pública, acreedora por impuesto sobre sociedad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58. Hacienda Pública, acreedor por subvencio­nes a reintegrar. </text:p>
          </table:table-cell>
          <table:table-cell table:style-name="ce46" office:value-type="string">
            <text:p>4758. Hacienda Pública, acreedora por subvenciones a reintegr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6. Organismos de la Seguridad Social, acreedores. </text:p>
          </table:table-cell>
          <table:table-cell table:style-name="ce46" office:value-type="string">
            <text:p>476. Organismos de la Seguridad Social, acree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7. Hacienda Pública, IVA repercutido. </text:p>
          </table:table-cell>
          <table:table-cell table:style-name="ce46" office:value-type="string">
            <text:p>477. Hacienda Pública, IVA repercutido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79. Impuesto sobre beneficios diferido. </text:p>
          </table:table-cell>
          <table:table-cell table:style-name="ce50" office:value-type="string">
            <text:p>479. Pasivos por diferencias temporarias imponibles </text:p>
          </table:table-cell>
          <table:table-cell table:number-columns-repeated="254"/>
        </table:table-row>
        <table:table-row table:style-name="ro2" table:number-rows-repeated="3">
          <table:table-cell table:style-name="ce15" table:number-columns-repeated="2"/>
          <table:table-cell table:number-columns-repeated="254"/>
        </table:table-row>
        <table:table-row table:style-name="ro2">
          <table:table-cell table:style-name="ce3" office:value-type="string">
            <text:p>48. AJUSTES POR PERIODIFICACION. </text:p>
          </table:table-cell>
          <table:table-cell table:style-name="ce49" office:value-type="string">
            <text:p>48. AJUSTES POR PERIODIFICACIÓ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80. Gastos anticipados. </text:p>
          </table:table-cell>
          <table:table-cell table:style-name="ce46" office:value-type="string">
            <text:p>480. Gastos anticip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485. Ingresos anticipados. </text:p>
          </table:table-cell>
          <table:table-cell table:style-name="ce46" office:value-type="string">
            <text:p>485. Ingresos anticipado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46"/>
          <table:table-cell table:number-columns-repeated="254"/>
        </table:table-row>
        <table:table-row table:style-name="ro2">
          <table:table-cell table:style-name="ce3" office:value-type="string">
            <text:p>49. PROVISIONES POR OPERACIONES DE TRAFICO. </text:p>
          </table:table-cell>
          <table:table-cell table:style-name="ce49" office:value-type="string">
            <text:p>49. DETERIORO DE VALOR DE CRÉDITOS COMERCIALES Y PROVISIONES A CORTO PLAZO 490. Deterioro de valor de créditos por operaciones comerciale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10" office:value-type="string">
            <text:p>490.     Provisión para insolvencias de tráfico. </text:p>
          </table:table-cell>
          <table:table-cell table:style-name="ce48" office:value-type="string">
            <text:p>499. Provisión para operaciones comerciale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46" office:value-type="string">
            <text:p>493. Deterioro de valor de créditos por operaciones comerciales con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93.     Provisión para insolvencias de tráfico de em­presas del grupo. </text:p>
          </table:table-cell>
          <table:table-cell table:style-name="ce48" office:value-type="string">
            <text:p>4933. Deterioro de valor de créditos por operaciones comerciales con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94.     Provisión para insolvencias de tráfico de em­presas asociadas. </text:p>
          </table:table-cell>
          <table:table-cell table:style-name="ce48" office:value-type="string">
            <text:p>4934. Deterioro de valor de créditos por operaciones comerciales con empresas asociada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46" office:value-type="string">
            <text:p>4935. Deterioro de valor de créditos por operaciones comerciales con otras partes vinculadas </text:p>
          </table:table-cell>
          <table:table-cell table:number-columns-repeated="254"/>
        </table:table-row>
        <table:table-row table:style-name="ro2">
          <table:table-cell/>
          <table:table-cell table:style-name="ce15"/>
          <table:table-cell table:number-columns-repeated="254"/>
        </table:table-row>
        <table:table-row table:style-name="ro2">
          <table:table-cell/>
          <table:table-cell table:style-name="ce46" office:value-type="string">
            <text:p>4994. Provisión por contratos oneroso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499.     Provisión para otras operaciones de tráfico.</text:p>
          </table:table-cell>
          <table:table-cell table:style-name="ce48" office:value-type="string">
            <text:p>4999. Provisión para otras operaciones comerciales 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/>
          <table:table-cell table:style-name="ce51"/>
          <table:table-cell table:number-columns-repeated="254"/>
        </table:table-row>
        <table:table-row table:style-name="ro2">
          <table:table-cell table:style-name="ce3" office:value-type="string">
            <text:p>50. EMPRESTITOS Y OTRAS EMISIONES ANALOGAS A CORTO PLAZO. </text:p>
          </table:table-cell>
          <table:table-cell table:style-name="ce24" office:value-type="string">
            <text:p>50. EMPRÉSTITOS, DEUDAS CON CARÁCTERÍSTICAS ESPECIALES Y OTRAS EMISIONES ANÁLOGAS A CORTO PLAZO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500. Obligaciones y bonos a corto plazo. </text:p>
          </table:table-cell>
          <table:table-cell table:style-name="ce25" office:value-type="string">
            <text:p>500. Obligaciones y bono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1. Obligaciones y bonos convertibles a corto plazo. </text:p>
          </table:table-cell>
          <table:table-cell table:style-name="ce25" office:value-type="string">
            <text:p>502. Acciones o participaciones a corto plazo contabilizadas como pasiv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5. Deudas representadas en otros valores negocia­bles a corto plazo. </text:p>
          </table:table-cell>
          <table:table-cell table:style-name="ce25" office:value-type="string">
            <text:p>505. Deudas representadas en otros valores negociable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6. Intereses de empréstitos y otras emisiones aná­logas. </text:p>
          </table:table-cell>
          <table:table-cell table:style-name="ce25" office:value-type="string">
            <text:p>506. Intereses de empréstitos y otras emisiones análoga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5" office:value-type="string">
            <text:p>507. Dividendos de emisiones contabilizadas como pasiv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9. Valores negociables amortizados. </text:p>
          </table:table-cell>
          <table:table-cell table:style-name="ce25" office:value-type="string">
            <text:p>509. Valores negociables amortiz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90.   Obligaciones y bonos amortizados. </text:p>
          </table:table-cell>
          <table:table-cell table:style-name="ce25" office:value-type="string">
            <text:p>5090. Obligaciones y bonos amortiz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91.   Obligaciones y bonos convertibles amortizados. </text:p>
          </table:table-cell>
          <table:table-cell table:style-name="ce25" office:value-type="string">
            <text:p>5095. Otros valores negociables amortiz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095.   Otros valores negociables amortiza­dos. 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8" office:value-type="string">
            <text:p>51. DEUDAS A CORTO PLAZO CON EMPRESAS DEL GRUPO Y ASOCIADAS. </text:p>
          </table:table-cell>
          <table:table-cell table:style-name="ce52" office:value-type="string">
            <text:p>51. DEUDAS A CORTO PLAZO CON PARTES VINCULADAS </text:p>
          </table:table-cell>
          <table:table-cell table:style-name="ce60" table:number-columns-repeated="253"/>
          <table:table-cell table:style-name="ce67"/>
        </table:table-row>
        <table:table-row table:style-name="ro2">
          <table:table-cell table:style-name="ce10" office:value-type="string">
            <text:p>511. Deudas a corto plazo con empresas asociadas. </text:p>
          </table:table-cell>
          <table:table-cell table:style-name="ce26" office:value-type="string">
            <text:p>510. Deudas a corto plazo con entidades de crédito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2. Deudas a corto plazo con entidades de crédito del grupo. </text:p>
          </table:table-cell>
          <table:table-cell table:style-name="ce26" office:value-type="string">
            <text:p>5103. Deudas a corto plazo con entidades de crédito, empresas del grupo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5120. Préstamos a corto plazo de entidades de crédito del grup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1" office:value-type="string">
            <text:p>5128. Deudas por efectos descontados en entidades de crédito del grupo. </text:p>
          </table:table-cell>
          <table:table-cell table:style-name="ce19"/>
          <table:table-cell table:number-columns-repeated="254"/>
        </table:table-row>
        <table:table-row table:style-name="ro2">
          <table:table-cell table:style-name="ce11" office:value-type="string">
            <text:p>5129. Otras deudas a corto plazo con entidades de crédito del grup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0" office:value-type="string">
            <text:p>513. Deudas a corto plazo con entidades de crédito asociadas. </text:p>
          </table:table-cell>
          <table:table-cell table:style-name="ce26" office:value-type="string">
            <text:p>5104. Deudas a corto plazo con entidades de crédito, empresas asociadas </text:p>
          </table:table-cell>
          <table:table-cell table:number-columns-repeated="254"/>
        </table:table-row>
        <table:table-row table:style-name="ro2">
          <table:table-cell table:style-name="ce11"/>
          <table:table-cell table:style-name="ce27" office:value-type="string">
            <text:p>5105. Deudas a corto plazo con otras entidades de crédito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7" office:value-type="string">
            <text:p>511. Proveedores de inmovilizado a corto plazo,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4. Proveedores de inmovilizado a corto plazo, em­presas del grupo. </text:p>
          </table:table-cell>
          <table:table-cell table:style-name="ce26" office:value-type="string">
            <text:p>5113. Proveedores de inmovilizado a corto plazo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5. Proveedores de inmovilizado a corto plazo, em­presas asociadas. </text:p>
          </table:table-cell>
          <table:table-cell table:style-name="ce26" office:value-type="string">
            <text:p>5114. Proveedores de inmovilizado a corto plazo, empresas asociadas </text:p>
          </table:table-cell>
          <table:table-cell table:number-columns-repeated="254"/>
        </table:table-row>
        <table:table-row table:style-name="ro2">
          <table:table-cell table:style-name="ce19"/>
          <table:table-cell table:style-name="ce27" office:value-type="string">
            <text:p>5115. Proveedores de inmovilizado a corto plazo, otras partes vinculadas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510. Deudas a corto plazo con empresas del grupo. </text:p>
          </table:table-cell>
          <table:table-cell table:style-name="ce27" office:value-type="string">
            <text:p>512. Otras deudas a corto plazo con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00. Préstamos a corto plazo de empresas del grupo. </text:p>
          </table:table-cell>
          <table:table-cell table:style-name="ce26" office:value-type="string">
            <text:p>5123. Otras deudas a corto plazo con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09. Otras deudas a corto plazo con empresas del grupo. </text:p>
          </table:table-cell>
          <table:table-cell table:style-name="ce26" office:value-type="string">
            <text:p>5124. Otras deudas a corto plazo con empresas asociadas </text:p>
          </table:table-cell>
          <table:table-cell table:number-columns-repeated="254"/>
        </table:table-row>
        <table:table-row table:style-name="ro2">
          <table:table-cell table:style-name="ce20"/>
          <table:table-cell table:style-name="ce27" office:value-type="string">
            <text:p>5125. Otras deudas a corto plazo con otras partes vinculadas </text:p>
          </table:table-cell>
          <table:table-cell table:number-columns-repeated="254"/>
        </table:table-row>
        <table:table-row table:style-name="ro2">
          <table:table-cell table:style-name="ce20" table:number-columns-repeated="2"/>
          <table:table-cell table:number-columns-repeated="254"/>
        </table:table-row>
        <table:table-row table:style-name="ro2">
          <table:table-cell table:style-name="ce20"/>
          <table:table-cell table:style-name="ce27" office:value-type="string">
            <text:p>513. Intereses a corto plazo de deudas con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6. Intereses a corto plazo de deudas con empresas del grupo. </text:p>
          </table:table-cell>
          <table:table-cell table:style-name="ce26" office:value-type="string">
            <text:p>5133. Intereses a corto plazo de deudas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17. Intereses a corto plazo de deudas con empresas asociadas. </text:p>
          </table:table-cell>
          <table:table-cell table:style-name="ce26" office:value-type="string">
            <text:p>5134. Intereses a corto plazo de deudas, empresas asociadas </text:p>
          </table:table-cell>
          <table:table-cell table:number-columns-repeated="254"/>
        </table:table-row>
        <table:table-row table:style-name="ro2">
          <table:table-cell table:style-name="ce19"/>
          <table:table-cell table:style-name="ce27" office:value-type="string">
            <text:p>5135. Intereses a corto plazo de deudas, otras partes vinculadas </text:p>
          </table:table-cell>
          <table:table-cell table:number-columns-repeated="254"/>
        </table:table-row>
        <table:table-row table:style-name="ro2">
          <table:table-cell table:style-name="ce20"/>
          <table:table-cell table:style-name="ce27" office:value-type="string">
            <text:p>514. Dividendos de emisiones contabilizadas como pasivo con partes vinculadas </text:p>
          </table:table-cell>
          <table:table-cell table:number-columns-repeated="254"/>
        </table:table-row>
        <table:table-row table:style-name="ro2">
          <table:table-cell table:style-name="ce20"/>
          <table:table-cell table:style-name="ce27" office:value-type="string">
            <text:p>5143. Dividendos de pasivo, empresas del grupo </text:p>
          </table:table-cell>
          <table:table-cell table:number-columns-repeated="254"/>
        </table:table-row>
        <table:table-row table:style-name="ro2">
          <table:table-cell table:style-name="ce20"/>
          <table:table-cell table:style-name="ce27" office:value-type="string">
            <text:p>5144. Dividendos de pasivo, empresas asociadas </text:p>
          </table:table-cell>
          <table:table-cell table:number-columns-repeated="254"/>
        </table:table-row>
        <table:table-row table:style-name="ro2">
          <table:table-cell table:style-name="ce20"/>
          <table:table-cell table:style-name="ce27" office:value-type="string">
            <text:p>5145. Dividendos de pasivo, otras partes vinculadas </text:p>
          </table:table-cell>
          <table:table-cell table:number-columns-repeated="254"/>
        </table:table-row>
        <table:table-row table:style-name="ro2">
          <table:table-cell table:style-name="ce15" table:number-columns-repeated="2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2. DEUDAS A CORTO PLAZO POR PRESTAMOS RECIBIDOS Y OTROS CONCEPTOS. </text:p>
          </table:table-cell>
          <table:table-cell table:style-name="ce24" office:value-type="string">
            <text:p>52. DEUDAS A CORTO PLAZO POR PRÉSTAMOS RECIBIDOS Y OTROS CONCEP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0. Deudas a corto plazo con entidades a crédito. </text:p>
          </table:table-cell>
          <table:table-cell table:style-name="ce29" office:value-type="string">
            <text:p>520. Deudas a corto plazo con entidades de crédit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00. Préstamos a corto plazo de entidades de crédito. </text:p>
          </table:table-cell>
          <table:table-cell table:style-name="ce29" office:value-type="string">
            <text:p>5200. Préstamos a corto plazo de entidades de crédit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01. Deudas a corto plazo por crédito dis­puesto. </text:p>
          </table:table-cell>
          <table:table-cell table:style-name="ce29" office:value-type="string">
            <text:p>5201. Deudas a corto plazo por crédito dispuest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08. Deudas por efectos descontados. </text:p>
          </table:table-cell>
          <table:table-cell table:style-name="ce29" office:value-type="string">
            <text:p>5208. Deudas por efectos descont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1. Deudas a corto plazo. </text:p>
          </table:table-cell>
          <table:table-cell table:style-name="ce29" office:value-type="string">
            <text:p>521. Deudas a corto plazo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522. Deudas a corto plazo transformables en subvenciones, donaciones y leg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3. Proveedores de inmovilizado a corto plazo. </text:p>
          </table:table-cell>
          <table:table-cell table:style-name="ce29" office:value-type="string">
            <text:p>523. Proveedores de inmovilizado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4. Efectos a pagar a corto plazo. </text:p>
          </table:table-cell>
          <table:table-cell table:style-name="ce29" office:value-type="string">
            <text:p>524. Efectos a pagar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5. Dividiendo activo a pagar. </text:p>
          </table:table-cell>
          <table:table-cell table:style-name="ce29" office:value-type="string">
            <text:p>525. Dividendo activo a pag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6. Intereses a corto plazo de deudas con entidades de crédito. </text:p>
          </table:table-cell>
          <table:table-cell table:style-name="ce29" office:value-type="string">
            <text:p>526. Intereses a corto plazo de deudas con entidades de crédit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27. Intereses a corto plazo de deudas. </text:p>
          </table:table-cell>
          <table:table-cell table:style-name="ce29" office:value-type="string">
            <text:p>527. Intereses a corto plazo de deuda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529. Provisiones a corto plazo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5291. Provisión para impuesto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5292. Provisiones para otras responsabilidade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5293. Provisiones por desmantelamiento, retiro o rehabilitación del inmovilizado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 office:value-type="string">
            <text:p>5295. Provisiones para actuaciones medioambientales </text:p>
          </table:table-cell>
          <table:table-cell table:number-columns-repeated="254"/>
        </table:table-row>
        <table:table-row table:style-name="ro2">
          <table:table-cell table:style-name="ce15"/>
          <table:table-cell table:style-name="ce29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3.INVERSIONES FINANCIERAS A CORTO PLAZO EN EMPRESAS DEL GRUPO Y ASOCIADAS. </text:p>
          </table:table-cell>
          <table:table-cell table:style-name="ce32" office:value-type="string">
            <text:p>53. INVERSIONES FINANCIERAS A CORTO PLAZO EN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30. Participaciones a corto plazo en empresas del grupo. </text:p>
          </table:table-cell>
          <table:table-cell table:style-name="ce29" office:value-type="string">
            <text:p>530. Participaciones a corto plazo en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03. Participaciones a corto plazo, en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1. Participaciones a corto plazo en empresas aso­ciadas. </text:p>
          </table:table-cell>
          <table:table-cell table:style-name="ce30" office:value-type="string">
            <text:p>5304. Participaciones a corto plazo, en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05. Participaciones a corto plazo, en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1. Valores representativos de deuda a corto plazo de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2. Valores de renta fija a corto plazo de empresas del grupo. </text:p>
          </table:table-cell>
          <table:table-cell table:style-name="ce30" office:value-type="string">
            <text:p>5313. Valores representativos de deuda a corto plazo de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3. Valores de renta fija a corto plazo de empresas asociadas. </text:p>
          </table:table-cell>
          <table:table-cell table:style-name="ce30" office:value-type="string">
            <text:p>5314. Valores representativos de deuda a corto plazo de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15. Valores representativos de deuda a corto plazo de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2. Créditos a corto plazo a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4. Créditos a corto plazo a empresas del grupo. </text:p>
          </table:table-cell>
          <table:table-cell table:style-name="ce30" office:value-type="string">
            <text:p>5323. Créditos a corto plazo a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5. Créditos a corto plazo a empresas asociadas. </text:p>
          </table:table-cell>
          <table:table-cell table:style-name="ce30" office:value-type="string">
            <text:p>5324. Créditos a corto plazo a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25. Créditos a corto plazo a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3. Intereses a corto plazo de inversiones financieras en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6. Intereses a corto plazo de inversiones finan­cieras en empresas del grupo. </text:p>
          </table:table-cell>
          <table:table-cell table:style-name="ce30" office:value-type="string">
            <text:p>5333. Intereses a corto plazo de inversiones financieras en empresas del grupo </text:p>
          </table:table-cell>
          <table:table-cell table:number-columns-repeated="254"/>
        </table:table-row>
        <table:table-row table:style-name="ro2">
          <table:table-cell table:style-name="ce14" office:value-type="string">
            <text:p>5360. Intereses a corto plazo de valores de renta fija de empresas del grupo. </text:p>
          </table:table-cell>
          <table:table-cell table:style-name="ce14" office:value-type="string">
            <text:p>53330. Intereses a corto plazo de valores de renta fija de empresas del grupo. </text:p>
          </table:table-cell>
          <table:table-cell table:number-columns-repeated="254"/>
        </table:table-row>
        <table:table-row table:style-name="ro2">
          <table:table-cell table:style-name="ce14" office:value-type="string">
            <text:p>5361. Intereses a corto plazo de créditos a em­presas del grupo. </text:p>
          </table:table-cell>
          <table:table-cell table:style-name="ce14" office:value-type="string">
            <text:p>53331. Intereses a corto plazo de créditos a em­presas del grupo.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7. Intereses a corto plazo de inversiones finan­cieras en empresas asociadas. </text:p>
          </table:table-cell>
          <table:table-cell table:style-name="ce30" office:value-type="string">
            <text:p>5334. Intereses a corto plazo de inversiones financieras en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35. Intereses a corto plazo de inversiones financieras en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31" office:value-type="string">
            <text:p>538. Desembolsos pendientes sobre participaciones a corto plazo de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8. Desembolsos pendientes sobre acciones a corto plazo de empresas del grupo. </text:p>
          </table:table-cell>
          <table:table-cell table:style-name="ce30" office:value-type="string">
            <text:p>5383. Desembolsos pendientes sobre participaciones <text:span text:style-name="T3">a corto plazo</text:span> en empresas del grupo.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39. Desembolsos pendientes sobre acciones a corto plazo de empresas asociadas. </text:p>
          </table:table-cell>
          <table:table-cell table:style-name="ce30" office:value-type="string">
            <text:p>5384. Desembolsos pendientes sobre participaciones <text:span text:style-name="T3">a corto plazo</text:span> en empresas asociadas.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385. Desembolsos pendientes sobre participaciones <text:span text:style-name="T3">a corto plazo</text:span> en otras partes vinculada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54. OTRAS INVERSIONES FINANCIERAS TEMPORALES. </text:p>
          </table:table-cell>
          <table:table-cell table:style-name="ce32" office:value-type="string">
            <text:p>54. OTRAS INVERSIONES FINANCIERAS TEMPOR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0. Inversiones financieras temporales en capital. </text:p>
          </table:table-cell>
          <table:table-cell table:style-name="ce29" office:value-type="string">
            <text:p>540. Inversiones financieras temporales en instrumentos de patrimoni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00. Inversiones financieras temporales en ac­ciones con cotización oficial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5401. Inversiones financieras temporales en ac­ciones sin cotización oficial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5409. Otras inversiones financieras temporales en capital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541. Valores de renta fija a corto plazo. </text:p>
          </table:table-cell>
          <table:table-cell table:style-name="ce29" office:value-type="string">
            <text:p>541. Valores representativos de deuda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2. Créditos a corto plazo. </text:p>
          </table:table-cell>
          <table:table-cell table:style-name="ce29" office:value-type="string">
            <text:p>542. Crédito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3. Créditos a corto plazo por enajenación de inmo­vilizado. </text:p>
          </table:table-cell>
          <table:table-cell table:style-name="ce29" office:value-type="string">
            <text:p>543. Créditos a corto plazo por enajenación de inmovilizad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4. Créditos a corto plazo al personal. </text:p>
          </table:table-cell>
          <table:table-cell table:style-name="ce29" office:value-type="string">
            <text:p>544. Créditos a corto plazo al personal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5. Dividendo a cobrar. </text:p>
          </table:table-cell>
          <table:table-cell table:style-name="ce29" office:value-type="string">
            <text:p>545. Dividendo a cobrar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6. Intereses a corto plazo de valores de renta fija. </text:p>
          </table:table-cell>
          <table:table-cell table:style-name="ce29" office:value-type="string">
            <text:p>546. Intereses a corto plazo de inversiones financier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7. Intereses a corto plazo de créditos. </text:p>
          </table:table-cell>
          <table:table-cell table:style-name="ce29" office:value-type="string">
            <text:p>548. Imposicione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8. Imposiciones a corto plazo. </text:p>
          </table:table-cell>
          <table:table-cell table:style-name="ce29" office:value-type="string">
            <text:p>549. Desembolsos pendientes sobre participaciones en el patrimonio neto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49. Desembolsos pendientes sobre acciones a corto plaz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/>
          <table:table-cell table:style-name="Default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5. OTRAS CUENTAS NO BANCARIAS. </text:p>
          </table:table-cell>
          <table:table-cell table:style-name="ce32" office:value-type="string">
            <text:p>55. OTRAS CUENTAS NO BANCARI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0. Titular de la explotación. </text:p>
          </table:table-cell>
          <table:table-cell table:style-name="ce29" office:value-type="string">
            <text:p>550. Titular de la explotación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51. Cuenta corriente con empresas del grupo. </text:p>
          </table:table-cell>
          <table:table-cell table:style-name="ce30" office:value-type="string">
            <text:p>5523. Cuenta corriente con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52. Cuenta corriente con empresas asociadas. </text:p>
          </table:table-cell>
          <table:table-cell table:style-name="ce30" office:value-type="string">
            <text:p>5524. Cuenta corriente con empresas asociadas </text:p>
          </table:table-cell>
          <table:table-cell table:style-name="ce58" table:number-columns-repeated="253"/>
          <table:table-cell table:style-name="ce65"/>
        </table:table-row>
        <table:table-row table:style-name="ro2">
          <table:table-cell table:style-name="ce11"/>
          <table:table-cell table:style-name="ce29" office:value-type="string">
            <text:p>552. Cuenta corriente con otras personas y entidades vinculadas </text:p>
          </table:table-cell>
          <table:table-cell table:style-name="ce58" table:number-columns-repeated="253"/>
          <table:table-cell table:style-name="ce65"/>
        </table:table-row>
        <table:table-row table:style-name="ro2">
          <table:table-cell table:style-name="ce11"/>
          <table:table-cell table:style-name="ce29" office:value-type="string">
            <text:p>5525. Cuenta corriente con otras partes vinculadas </text:p>
          </table:table-cell>
          <table:table-cell table:style-name="ce58" table:number-columns-repeated="253"/>
          <table:table-cell table:style-name="ce65"/>
        </table:table-row>
        <table:table-row table:style-name="ro2">
          <table:table-cell table:style-name="ce11"/>
          <table:table-cell table:style-name="ce29" office:value-type="string">
            <text:p>554. Cuenta corriente con uniones temporales de empresas y comunidades de biene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53. Cuenta corriente con socios y administradores. </text:p>
          </table:table-cell>
          <table:table-cell table:style-name="ce30" office:value-type="string">
            <text:p>551. Cuenta corriente con socios y administrado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5. Partidas pendientes de aplicación. </text:p>
          </table:table-cell>
          <table:table-cell table:style-name="ce29" office:value-type="string">
            <text:p>555. Partidas pendientes de aplicació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6. Desembolsos exigidos sobre acciones. </text:p>
          </table:table-cell>
          <table:table-cell table:style-name="ce29" office:value-type="string">
            <text:p>556. Desembolsos exigidos sobre participaciones en el patrimonio net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60. Desembolsos exigidos sobre acciones de empresas del grupo. </text:p>
          </table:table-cell>
          <table:table-cell table:style-name="ce29" office:value-type="string">
            <text:p>5563. Desembolsos exigidos sobre participaciones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61. Desembolsos exigidos sobre acciones de empresas asociadas. </text:p>
          </table:table-cell>
          <table:table-cell table:style-name="ce29" office:value-type="string">
            <text:p>5564. Desembolsos exigidos sobre participaciones, empresas asociada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 office:value-type="string">
            <text:p>5565. Desembolsos exigidos sobre participaciones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562. Desembolsos exigidos sobre acciones de otras empresas. </text:p>
          </table:table-cell>
          <table:table-cell table:style-name="ce30" office:value-type="string">
            <text:p>5566. Desembolsos exigidos sobre participaciones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7. Dividendo activo en cuenta. </text:p>
          </table:table-cell>
          <table:table-cell table:style-name="ce29" office:value-type="string">
            <text:p>557. Dividendo activo a cuent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58. Accionistas por desembolsos exigidos. </text:p>
          </table:table-cell>
          <table:table-cell table:style-name="ce29" office:value-type="string">
            <text:p>558. Socios por desembolsos exigi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29" office:value-type="string">
            <text:p>559. Derivados financieros a corto plazo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 office:value-type="string">
            <text:p>5590. Activos por derivados financieros a corto plazo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 office:value-type="string">
            <text:p>5591. Pasivos por derivados financieros a corto plazo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6.FIANZAS Y DEPOSITOS RECIBIDOS Y CONSTITUIDOS A CORTO PLAZO. </text:p>
          </table:table-cell>
          <table:table-cell table:style-name="ce32" office:value-type="string">
            <text:p>56. FIANZAS Y DEPÓSITOS RECIBIDOS Y CONSTITUIDOS A CORTO PLAZO, Y AJUSTES POR PERIODIFICACIÓ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60. Fianzas recibidas a corto plazo. </text:p>
          </table:table-cell>
          <table:table-cell table:style-name="ce29" office:value-type="string">
            <text:p>560. Fianzas recibida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61. Depósitos recibidos a corto plazo. </text:p>
          </table:table-cell>
          <table:table-cell table:style-name="ce29" office:value-type="string">
            <text:p>561. Depósitos recibido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65. Fianzas constituidas a corto plazo. </text:p>
          </table:table-cell>
          <table:table-cell table:style-name="ce29" office:value-type="string">
            <text:p>565. Fianzas constituidas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66. Depósitos constituidos a corto plazo. </text:p>
          </table:table-cell>
          <table:table-cell table:style-name="ce29" office:value-type="string">
            <text:p>566. Depósitos constituidos a corto plaz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67. Intereses pagados por anticipad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68. Intereses cobrados por anticipad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69. Garantías financieras a corto plaz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7. TESORERIA. </text:p>
          </table:table-cell>
          <table:table-cell table:style-name="ce32" office:value-type="string">
            <text:p>57. TESORERÍ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70. Caja, pesetas. </text:p>
          </table:table-cell>
          <table:table-cell table:style-name="ce29" office:value-type="string">
            <text:p>570. Caja, eur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71. Caja, moneda extranjera. </text:p>
          </table:table-cell>
          <table:table-cell table:style-name="ce29" office:value-type="string">
            <text:p>571. Caja, moneda extranjer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72. Bancos e instituciones de crédito c/c, vista, pesetas. </text:p>
          </table:table-cell>
          <table:table-cell table:style-name="ce29" office:value-type="string">
            <text:p>572. Bancos e instituciones de crédito c/c vista, eur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73. Bancos e instituciones de crédito c/c, vista, moneda extranjera. </text:p>
          </table:table-cell>
          <table:table-cell table:style-name="ce29" office:value-type="string">
            <text:p>573. Bancos e instituciones de crédito c/c vista, moneda extranjer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74. Bancos e instituciones de crédito, cuentas de ahorro, pesetas. </text:p>
          </table:table-cell>
          <table:table-cell table:style-name="ce29" office:value-type="string">
            <text:p>574. Bancos e instituciones de crédito, cuentas de ahorro, eur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75. Bancos e instituciones de crédito, cuentas de ahorro, moneda extranjera. </text:p>
          </table:table-cell>
          <table:table-cell table:style-name="ce29" office:value-type="string">
            <text:p>575. Bancos e instituciones de crédito, cuentas de ahorro, moneda extranjer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8. AJUSTES POR PERIODIFICACION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580. Intereses pagados por anticip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585. Intereses cobrados por anticipad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style-name="ce59" table:number-columns-repeated="253"/>
          <table:table-cell table:style-name="ce66"/>
        </table:table-row>
        <table:table-row table:style-name="ro2">
          <table:table-cell table:style-name="ce3" office:value-type="string">
            <text:p>59. PROVISIONES FINANCIERAS. </text:p>
          </table:table-cell>
          <table:table-cell table:style-name="ce32" office:value-type="string">
            <text:p>59. DETERIORO DEL VALOR DE INSTRUMENTOS FINANCIER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3. Deterioro de valor de participaciones a corto plazo en partes vinculadas </text:p>
          </table:table-cell>
          <table:table-cell table:number-columns-repeated="254"/>
        </table:table-row>
        <table:table-row table:style-name="ro4">
          <table:table-cell table:style-name="ce10" office:value-type="string">
            <text:p>593.     Provisión por depreciación de valores negocia­bles a corto plazo de empresas del grupo. </text:p>
          </table:table-cell>
          <table:table-cell table:style-name="ce30" office:value-type="string">
            <text:p>5933. Deterioro de valor de participaciones a corto plazo en empresas del grupo </text:p>
          </table:table-cell>
          <table:table-cell table:number-columns-repeated="254"/>
        </table:table-row>
        <table:table-row table:style-name="ro4">
          <table:table-cell table:style-name="ce10" office:value-type="string">
            <text:p>594.     Provisión por depreciación de valores negocia­bles a corto plazo de empresas asociadas. </text:p>
          </table:table-cell>
          <table:table-cell table:style-name="ce30" office:value-type="string">
            <text:p>5934. Deterioro de valor de participaciones a corto plazo en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35. Deterioro de valor de participaciones a corto plazo en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4. Deterioro de valores representativos de deuda a corto plazo de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43. Deterioro de valores representativos de deuda a corto plazo de empresas del grup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44. Deterioro de valores representativos de deuda a corto plazo de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45. Deterioro de valores representativos de deuda a corto plazo de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5. Deterioro de valor de créditos a corto plazo a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95.     Provisión para insolvencias de créditos a corto plazo de empresas del grupo. </text:p>
          </table:table-cell>
          <table:table-cell table:style-name="ce30" office:value-type="string">
            <text:p>5953. Deterioro de valor de créditos a corto plazo a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596.     Provisión para insolvencias de créditos a corto plazo a empresas asociadas. </text:p>
          </table:table-cell>
          <table:table-cell table:style-name="ce30" office:value-type="string">
            <text:p>5954. Deterioro de valor de créditos a corto plazo a empresas asoci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97.     Provisión por depreciación de valores negocia­bles a corto plazo. </text:p>
          </table:table-cell>
          <table:table-cell table:style-name="ce29" office:value-type="string">
            <text:p>5955. Deterioro de valor de créditos a corto plazo a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6. Deterioro de valor de participaciones a corto plaz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597. Deterioro de valor de valores representativos de deuda a corto plaz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598.     Provisión para insolvencias de créditos a corto plazo. </text:p>
          </table:table-cell>
          <table:table-cell table:style-name="ce29" office:value-type="string">
            <text:p>598. Deterioro de valor de créditos a corto plazo </text:p>
          </table:table-cell>
          <table:table-cell table:number-columns-repeated="254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Default"/>
          <table:table-cell table:style-name="ce53"/>
          <table:table-cell table:number-columns-repeated="254"/>
        </table:table-row>
        <table:table-row table:style-name="ro2">
          <table:table-cell table:style-name="ce3" office:value-type="string">
            <text:p>60. COMPRAS </text:p>
          </table:table-cell>
          <table:table-cell table:style-name="ce32" office:value-type="string">
            <text:p>60. COMPRA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00. Compras de mercaderías. </text:p>
          </table:table-cell>
          <table:table-cell table:style-name="ce29" office:value-type="string">
            <text:p>600. Compr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1. Compras de materias primas. </text:p>
          </table:table-cell>
          <table:table-cell table:style-name="ce29" office:value-type="string">
            <text:p>601. Compras de materias prim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2. Compras de otros aprovisionamientos. </text:p>
          </table:table-cell>
          <table:table-cell table:style-name="ce29" office:value-type="string">
            <text:p>602. Compras de otros aprovisionamient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606. Descuentos sobre compras por pronto pag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6060. Descuentos sobre compras por pronto pago de mercaderí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6061. Descuentos sobre compras por pronto pago de materias prim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6062. Descuentos sobre compras por pronto pago de otros aprovisionamien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7. Trabajos realizados por otras empresas. </text:p>
          </table:table-cell>
          <table:table-cell table:style-name="ce29" office:value-type="string">
            <text:p>607. Trabajos realizados por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8. Devoluciones de compras y operaciones simila­res. </text:p>
          </table:table-cell>
          <table:table-cell table:style-name="ce29" office:value-type="string">
            <text:p>608. Devoluciones de compras y operaciones simila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80. Devoluciones de compras de mercaderías. </text:p>
          </table:table-cell>
          <table:table-cell table:style-name="ce29" office:value-type="string">
            <text:p>6080. Devoluciones de compr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81. Devoluciones de compras de materias pri­mas. </text:p>
          </table:table-cell>
          <table:table-cell table:style-name="ce29" office:value-type="string">
            <text:p>6081. Devoluciones de compras de materias prim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82. Devoluciones de compras de otros aprovi­sionamientos. </text:p>
          </table:table-cell>
          <table:table-cell table:style-name="ce29" office:value-type="string">
            <text:p>6082. Devoluciones de compras de otros aprovisionamien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9. "Rappels" por compras. </text:p>
          </table:table-cell>
          <table:table-cell table:style-name="ce29" office:value-type="string">
            <text:p>609. "Rappels" por compr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90. "Rappels" por compras de mercaderías. </text:p>
          </table:table-cell>
          <table:table-cell table:style-name="ce29" office:value-type="string">
            <text:p>6090. "Rappels" por compr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91. "Rappels" por compras de materias primas. </text:p>
          </table:table-cell>
          <table:table-cell table:style-name="ce29" office:value-type="string">
            <text:p>6091. "Rappels" por compras de materias prim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092. "Rappels" por compras de otros aprovisio­namientos. </text:p>
          </table:table-cell>
          <table:table-cell table:style-name="ce29" office:value-type="string">
            <text:p>6092. "Rappels" por compras de otros aprovisionamiento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61. VARIACION DE EXISTENCIAS. </text:p>
          </table:table-cell>
          <table:table-cell table:style-name="ce32" office:value-type="string">
            <text:p>61. VARIACIÓN DE EXISTENCIA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10. Variación de existencias de mercaderías. </text:p>
          </table:table-cell>
          <table:table-cell table:style-name="ce29" office:value-type="string">
            <text:p>610. Variación de existenci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11. Variación de existencias de materias primas. </text:p>
          </table:table-cell>
          <table:table-cell table:style-name="ce29" office:value-type="string">
            <text:p>611. Variación de existencias de materias prim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12. Variación de existencias de otros aprovIsiona­mientos. </text:p>
          </table:table-cell>
          <table:table-cell table:style-name="ce29" office:value-type="string">
            <text:p>612. Variación de existencias de otros aprovisionamien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62. SERVICIOS EXTERIORES. </text:p>
          </table:table-cell>
          <table:table-cell table:style-name="ce32" office:value-type="string">
            <text:p>62. SERVICIOS EXTERIORE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20. Gastos en investigación y desarrollo del ejer­cicio. </text:p>
          </table:table-cell>
          <table:table-cell table:style-name="ce29" office:value-type="string">
            <text:p>620. Gastos en investigación y desarrollo del ejercici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1. Arrendamientos y cánones. </text:p>
          </table:table-cell>
          <table:table-cell table:style-name="ce29" office:value-type="string">
            <text:p>621. Arrendamientos y cánon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2. Reparaciones y conservación. </text:p>
          </table:table-cell>
          <table:table-cell table:style-name="ce29" office:value-type="string">
            <text:p>622. Reparaciones y conservació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3. Servicios de profesionales independientes. </text:p>
          </table:table-cell>
          <table:table-cell table:style-name="ce29" office:value-type="string">
            <text:p>623. Servicios de profesionales independient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4. Transportes. </text:p>
          </table:table-cell>
          <table:table-cell table:style-name="ce29" office:value-type="string">
            <text:p>624. Transport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5. Primas de seguros. </text:p>
          </table:table-cell>
          <table:table-cell table:style-name="ce29" office:value-type="string">
            <text:p>625. Primas de segur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6. Servicios bancarios y similares. </text:p>
          </table:table-cell>
          <table:table-cell table:style-name="ce29" office:value-type="string">
            <text:p>626. Servicios bancarios y simila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7. Publicidad, propaganda y relaciones públicas. </text:p>
          </table:table-cell>
          <table:table-cell table:style-name="ce29" office:value-type="string">
            <text:p>627. Publicidad, propaganda y relaciones públic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8. Suministros. </text:p>
          </table:table-cell>
          <table:table-cell table:style-name="ce29" office:value-type="string">
            <text:p>628. Suministr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29. Otros servicios. </text:p>
          </table:table-cell>
          <table:table-cell table:style-name="ce29" office:value-type="string">
            <text:p>629. Otros servicio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63. TRIBUTOS. </text:p>
          </table:table-cell>
          <table:table-cell table:style-name="ce32" office:value-type="string">
            <text:p>63. TRIBUTO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30. Impuesto sobre beneficios. </text:p>
          </table:table-cell>
          <table:table-cell table:style-name="ce29" office:value-type="string">
            <text:p>630. Impuesto sobre benefici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300. Impuesto corriente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301. Impuesto diferid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1. Otros tributos. </text:p>
          </table:table-cell>
          <table:table-cell table:style-name="ce29" office:value-type="string">
            <text:p>631. Otros tribu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3. Ajustes negativos en la imposición sobre bene­fIcios. </text:p>
          </table:table-cell>
          <table:table-cell table:style-name="ce29" office:value-type="string">
            <text:p>633. Ajustes negativos en la imposición sobre benefici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4. Ajustes negativos en la imposición indirecta. </text:p>
          </table:table-cell>
          <table:table-cell table:style-name="ce29" office:value-type="string">
            <text:p>634. Ajustes negativos en la imposición indirect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41. Ajustes negativos en IVA de circulante. </text:p>
          </table:table-cell>
          <table:table-cell table:style-name="ce29" office:value-type="string">
            <text:p>6341. Ajustes negativos en IVA de activo corrient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42. Ajustes negativos en IVA de inversiones. </text:p>
          </table:table-cell>
          <table:table-cell table:style-name="ce29" office:value-type="string">
            <text:p>6342. Ajustes negativos en IVA de inversion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6. Devolución de impuestos. </text:p>
          </table:table-cell>
          <table:table-cell table:style-name="ce29" office:value-type="string">
            <text:p>636. Devolución de impues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8. Ajustes positivos en la imposición sobre bene­ficios. </text:p>
          </table:table-cell>
          <table:table-cell table:style-name="ce29" office:value-type="string">
            <text:p>638. Ajustes positivos en la imposición sobre benefici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9. Ajustes positivos en la imposición indirecta. </text:p>
          </table:table-cell>
          <table:table-cell table:style-name="ce29" office:value-type="string">
            <text:p>639. Ajustes positivos en la imposición indirect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91. Ajustes positivos en IVA de circulante. </text:p>
          </table:table-cell>
          <table:table-cell table:style-name="ce29" office:value-type="string">
            <text:p>6391. Ajustes positivos en IVA de activo corrient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392. Ajustes positivos en IVA de inversiones. </text:p>
          </table:table-cell>
          <table:table-cell table:style-name="ce29" office:value-type="string">
            <text:p>6392. Ajustes positivos en IVA de inversion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64. GASTOS DE PERSONAL. </text:p>
          </table:table-cell>
          <table:table-cell table:style-name="ce32" office:value-type="string">
            <text:p>64. GASTOS DE PERSONAL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40. Sueldos y salarios. </text:p>
          </table:table-cell>
          <table:table-cell table:style-name="ce29" office:value-type="string">
            <text:p>640. Sueldos y salari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41. Indemnizaciones. </text:p>
          </table:table-cell>
          <table:table-cell table:style-name="ce29" office:value-type="string">
            <text:p>641. Indemnizacion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42. Seguridad Social a cargo de la empresa. </text:p>
          </table:table-cell>
          <table:table-cell table:style-name="ce29" office:value-type="string">
            <text:p>642. Seguridad Social a cargo de la empres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43. Aportaciones a sistemas complementarios de pen­sione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649. Otros gastos sociales. </text:p>
          </table:table-cell>
          <table:table-cell table:style-name="ce29" office:value-type="string">
            <text:p>649. Otros gastos soci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65. OTROS GASTOS DE GESTION. </text:p>
          </table:table-cell>
          <table:table-cell table:style-name="ce32" office:value-type="string">
            <text:p>65. OTROS GASTOS DE GESTIÓN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50. Pérdidas de créditos comerciales incobrables. </text:p>
          </table:table-cell>
          <table:table-cell table:style-name="ce29" office:value-type="string">
            <text:p>650. Pérdidas de créditos comerciales incobrab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51. Resultados de operaciones en común. </text:p>
          </table:table-cell>
          <table:table-cell table:style-name="ce29" office:value-type="string">
            <text:p>651. Resultados de operaciones en comú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510. Beneficio transferido (gestor). </text:p>
          </table:table-cell>
          <table:table-cell table:style-name="ce29" office:value-type="string">
            <text:p>6510. Beneficio transferido (gestor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511. Pérdida soportada (partícipe o asociado no gestor). </text:p>
          </table:table-cell>
          <table:table-cell table:style-name="ce29" office:value-type="string">
            <text:p>6511. Pérdida soportada (partícipe o asociado no gestor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59. Otras pérdidas en gestión corriente. </text:p>
          </table:table-cell>
          <table:table-cell table:style-name="ce29" office:value-type="string">
            <text:p>659. Otras pérdidas en gestión corrient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66. GASTOS FINANCIEROS. </text:p>
          </table:table-cell>
          <table:table-cell table:style-name="ce32" office:value-type="string">
            <text:p>66. GASTOS FINANCIERO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61. Intereses de obligaciones y bonos. </text:p>
          </table:table-cell>
          <table:table-cell table:style-name="ce29" office:value-type="string">
            <text:p>661. Intereses de obligaciones y bon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10. Intereses de obligaciones y bonos a largo plazo en empresas del grupo. </text:p>
          </table:table-cell>
          <table:table-cell table:style-name="ce29" office:value-type="string">
            <text:p>6610. Intereses de obligaciones y bonos a larg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11. Intereses de obligaciones y bonos a largo plazo en empresas asociadas. </text:p>
          </table:table-cell>
          <table:table-cell table:style-name="ce29" office:value-type="string">
            <text:p>6611. Intereses de obligaciones y bono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12. Intereses de obligaciones y bonos a larg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13. Intereses de obligaciones y bonos a largo plazo en otras empresas. </text:p>
          </table:table-cell>
          <table:table-cell table:style-name="ce29" office:value-type="string">
            <text:p>6613. Intereses de obligaciones y bonos a largo plazo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15. Intereses de obligaciones y bonos a corto plazo en empresas del grupo. </text:p>
          </table:table-cell>
          <table:table-cell table:style-name="ce29" office:value-type="string">
            <text:p>6615. Intereses de obligaciones y bonos a cort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16. Intereses de obligaciones y bonos a corto plazo en empresas asociadas. </text:p>
          </table:table-cell>
          <table:table-cell table:style-name="ce29" office:value-type="string">
            <text:p>6616. Intereses de obligaciones y bonos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17. Intereses de obligaciones y bonos a cort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18. Intereses de obligaciones y bonos a corto plazo en otras empresas. </text:p>
          </table:table-cell>
          <table:table-cell table:style-name="ce29" office:value-type="string">
            <text:p>6618. Intereses de obligaciones y bonos a corto plazo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2. Intereses de deudas a largo plazo. </text:p>
          </table:table-cell>
          <table:table-cell table:style-name="ce29" office:value-type="string">
            <text:p>662. Intereses de deu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20. Intereses de deudas a largo plazo con em­presas del grupo. </text:p>
          </table:table-cell>
          <table:table-cell table:style-name="ce29" office:value-type="string">
            <text:p>6620. Intereses de deudas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21. Intereses de deudas a largo plazo con em­presas asociadas. </text:p>
          </table:table-cell>
          <table:table-cell table:style-name="ce29" office:value-type="string">
            <text:p>6621. Intereses de deudas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22. Intereses de deudas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622. Intereses de deudas a largo plazo con en­tidades de crédito. </text:p>
          </table:table-cell>
          <table:table-cell table:style-name="ce30" office:value-type="string">
            <text:p>6623. Intereses de deudas con entidades de crédit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623. Intereses de deudas a largo plazo con otras empresas. </text:p>
          </table:table-cell>
          <table:table-cell table:style-name="ce30" office:value-type="string">
            <text:p>6624. Intereses de deudas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3. Intereses de deudas a corto plazo. </text:p>
          </table:table-cell>
          <table:table-cell table:style-name="ce29" office:value-type="string">
            <text:p>663. Pérdidas por valoración de activos y pasivos financieros por su valor razonabl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30. Intereses de deudas a corto plazo con em­presas del grupo. </text:p>
          </table:table-cell>
          <table:table-cell table:style-name="ce29" office:value-type="string">
            <text:p>664. Dividendos de acciones o participaciones contabilizadas como pasiv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31. Intereses de deudas a corto plazo con em­presas asociadas. </text:p>
          </table:table-cell>
          <table:table-cell table:style-name="ce29" office:value-type="string">
            <text:p>6640. Dividendos de pasivos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32. Intereses de deudas a corto plazo con en­tidades de crédito. </text:p>
          </table:table-cell>
          <table:table-cell table:style-name="ce29" office:value-type="string">
            <text:p>6641. Dividendos de pasivos, empresas asoci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33. Intereses de deudas a corto plazo con otras empresas. </text:p>
          </table:table-cell>
          <table:table-cell table:style-name="ce29" office:value-type="string">
            <text:p>6642. Dividendos de pasivos,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43. Dividendos de pasivos, otras empres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64. Intereses por descuento de efectos. </text:p>
          </table:table-cell>
          <table:table-cell table:style-name="ce30" office:value-type="string">
            <text:p>665. Intereses por descuento de efecto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640. Intereses por descuento de efectos en en­tidades de crédito del grupo. </text:p>
          </table:table-cell>
          <table:table-cell table:style-name="ce30" office:value-type="string">
            <text:p>6650. Intereses por descuento de efectos en entidades de crédito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641. Intereses por descuento de efectos en en­tidades de crédito asociadas. </text:p>
          </table:table-cell>
          <table:table-cell table:style-name="ce30" office:value-type="string">
            <text:p>6651. Intereses por descuento de efectos en entidades de crédito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31" office:value-type="string">
            <text:p>6652. Intereses por descuento de efectos en otras entidades de crédito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643. Intereses por descuento de efectos en otras entidades de crédito. </text:p>
          </table:table-cell>
          <table:table-cell table:style-name="ce30" office:value-type="string">
            <text:p>6653. Intereses por descuento de efectos en otras entidades de crédito </text:p>
          </table:table-cell>
          <table:table-cell table:number-columns-repeated="254"/>
        </table:table-row>
        <table:table-row table:style-name="ro2">
          <table:table-cell table:style-name="ce14" office:value-type="string">
            <text:p>665. Descuento sobre ventas por pronto pag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4" office:value-type="string">
            <text:p>6650. Descuentos sobre ventas por pronto pago a empresas del grup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4" office:value-type="string">
            <text:p>6651. Descuentos sobre ventas por pronto pago a empresas asociada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4" office:value-type="string">
            <text:p>6653. Descuentos sobre ventas por pronto pago a otras empresa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666. Pérdidas procedentes de valores negociables. </text:p>
          </table:table-cell>
          <table:table-cell table:style-name="ce29" office:value-type="string">
            <text:p>666. Pérdidas en participaciones y valores representativos de deud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60. Pérdidas en valores negociables a largo plazo de empresas del grupo. </text:p>
          </table:table-cell>
          <table:table-cell table:style-name="ce29" office:value-type="string">
            <text:p>6660. Pérdidas en participaciones y valores representativos de deuda a larg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61. Pérdidas en valores negociables a largo plazo de empresas asociadas. </text:p>
          </table:table-cell>
          <table:table-cell table:style-name="ce29" office:value-type="string">
            <text:p>6661. Pérdidas en participaciones y valores representativos de deuda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62. Pérdidas en participaciones y valores representativos de deuda a larg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63. Pérdidas en valores negociables a largo plazo de otras empresas. </text:p>
          </table:table-cell>
          <table:table-cell table:style-name="ce29" office:value-type="string">
            <text:p>6663. Pérdidas en participaciones y valores representativos de deuda a largo plazo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65. Pérdidas en valores negociables a corto plazo de empresas del grupo. </text:p>
          </table:table-cell>
          <table:table-cell table:style-name="ce29" office:value-type="string">
            <text:p>6665. Pérdidas en participaciones y valores representativos de deuda a cort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66. Pérdidas en valores negociables a corto plazo de empresas asociadas. </text:p>
          </table:table-cell>
          <table:table-cell table:style-name="ce29" office:value-type="string">
            <text:p>6666. Pérdidas en participaciones y valores representativos de deuda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67. Pérdidas en participaciones y valores representativos de deuda a cort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68. Pérdidas en valores negociables a corto plazo de otras empresas. </text:p>
          </table:table-cell>
          <table:table-cell table:style-name="ce29" office:value-type="string">
            <text:p>6668. Pérdidas en participaciones y valores representativos de deuda a corto plaz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. Pérdidas de créditos. </text:p>
          </table:table-cell>
          <table:table-cell table:style-name="ce29" office:value-type="string">
            <text:p>667. Pérdidas de créditos no comerci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0. Pérdidas de crédito a largo plazo a em­presas del grupo. </text:p>
          </table:table-cell>
          <table:table-cell table:style-name="ce29" office:value-type="string">
            <text:p>6670. Pérdidas de créditos a larg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1. Pérdidas de créditos a largo plazo a em­presas asociadas. </text:p>
          </table:table-cell>
          <table:table-cell table:style-name="ce29" office:value-type="string">
            <text:p>6671. Pérdidas de crédito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72. Pérdidas de créditos a larg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3. Pérdidas de créditos a largo plazo a otras empresas. </text:p>
          </table:table-cell>
          <table:table-cell table:style-name="ce29" office:value-type="string">
            <text:p>6673. Pérdidas de créditos a largo plazo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5. Pérdidas de créditos a corto plazo a em­presas del grupo. </text:p>
          </table:table-cell>
          <table:table-cell table:style-name="ce29" office:value-type="string">
            <text:p>6675. Pérdidas de créditos a cort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6. Pérdidas de créditos a corto plazo a em­presas asociadas. </text:p>
          </table:table-cell>
          <table:table-cell table:style-name="ce29" office:value-type="string">
            <text:p>6676. Pérdidas de créditos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677. Pérdidas de créditos a cort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78. Pérdidas de créditos a corto plazo a otras empresas. </text:p>
          </table:table-cell>
          <table:table-cell table:style-name="ce29" office:value-type="string">
            <text:p>6678. Pérdidas de créditos a corto plaz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8. Diferencias negativas de cambio. </text:p>
          </table:table-cell>
          <table:table-cell table:style-name="ce29" office:value-type="string">
            <text:p>668. Diferencias negativas de cambi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69. Otros gastos financieros. </text:p>
          </table:table-cell>
          <table:table-cell table:style-name="ce29" office:value-type="string">
            <text:p>669. Otros gastos financier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67.PERDIDAS PROCEDENTES DEL INMOVILIZADO Y GAS­TOS EXCEPCIONALES. </text:p>
          </table:table-cell>
          <table:table-cell table:style-name="ce32" office:value-type="string">
            <text:p>67. PÉRDIDAS PROCEDENTES DE ACTIVOS NO CORRIENTES Y GASTOS EXCEPCIONALE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670. Pérdidas procedentes de inmovilizado inmate­rial. </text:p>
          </table:table-cell>
          <table:table-cell table:style-name="ce29" office:value-type="string">
            <text:p>670. Pérdidas procedentes del inmovilizado intangibl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71. Pérdidas procedentes de inmovilizado material. </text:p>
          </table:table-cell>
          <table:table-cell table:style-name="ce29" office:value-type="string">
            <text:p>671. Pérdidas procedentes del inmovilizado material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72. Pérdidas procedentes de las inversiones inmobiliari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73. Pérdidas procedentes de participaciones a largo plazo en partes vinculadas </text:p>
          </table:table-cell>
          <table:table-cell table:number-columns-repeated="254"/>
        </table:table-row>
        <table:table-row table:style-name="ro4">
          <table:table-cell table:style-name="ce10" office:value-type="string">
            <text:p>672. Pérdidas procedentes de participaciones en ca­pital a largo plazo en Gempresas del grupo. </text:p>
          </table:table-cell>
          <table:table-cell table:style-name="ce30" office:value-type="string">
            <text:p>6733. Pérdidas procedentes de participaciones a largo plazo, empresas del grupo </text:p>
          </table:table-cell>
          <table:table-cell table:number-columns-repeated="254"/>
        </table:table-row>
        <table:table-row table:style-name="ro4">
          <table:table-cell table:style-name="ce10" office:value-type="string">
            <text:p>673. Pérdidas procedentes de participaciones en ca­pital a largo plazo en empresas asociadas. </text:p>
          </table:table-cell>
          <table:table-cell table:style-name="ce30" office:value-type="string">
            <text:p>6734. Pérdidas procedentes de participacione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735. Pérdidas procedentes de participaciones a largo plazo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74. Pérdidas por operaciones con acciones y obliga­ciones propias. </text:p>
          </table:table-cell>
          <table:table-cell table:style-name="ce30" office:value-type="string">
            <text:p>675. Pérdidas por operaciones con obligaciones propi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78. Gastos extraordinarios. </text:p>
          </table:table-cell>
          <table:table-cell table:style-name="ce29" office:value-type="string">
            <text:p>678. Gastos excepcion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679. Gastos y pérdidas de ejercicios anteriore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68. DOTACIONES PARA AMORTIZACIONES. </text:p>
          </table:table-cell>
          <table:table-cell table:style-name="ce32" office:value-type="string">
            <text:p>68. DOTACIONES PARA AMORTIZACIONE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14" office:value-type="string">
            <text:p>680. Amortización de gastos de establecimient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0" office:value-type="string">
            <text:p>681. Amortización del inmovilizado inmaterial. </text:p>
          </table:table-cell>
          <table:table-cell table:style-name="ce30" office:value-type="string">
            <text:p>680. Amortización del inmovilizado intangible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82. Amortización del inmovilizado material. </text:p>
          </table:table-cell>
          <table:table-cell table:style-name="ce30" office:value-type="string">
            <text:p>681. Amortización del inmovilizado material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29" office:value-type="string">
            <text:p>682. Amortización de las inversiones inmobiliaria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69. DOTACIONES A LAS PROVISIONES. </text:p>
          </table:table-cell>
          <table:table-cell table:style-name="ce32" office:value-type="string">
            <text:p>69. PÉRDIDAS POR DETERIODO Y OTRAS DOTACIONE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14" office:value-type="string">
            <text:p>690.     Dotación al fondo de revisión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0" office:value-type="string">
            <text:p>691.     Dotación a la provisión del inmovilizado inma­terial. </text:p>
          </table:table-cell>
          <table:table-cell table:style-name="ce30" office:value-type="string">
            <text:p>690. Pérdidas por deterioro del inmovilizado intangible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692.     Dotación a la provisión del inmovilizado mate­rial. </text:p>
          </table:table-cell>
          <table:table-cell table:style-name="ce30" office:value-type="string">
            <text:p>691. Pérdidas por deterioro del inmovilizado material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2. Pérdidas por deterioro de las inversiones inmobiliari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93.     Dotación a la provisión de existencias. </text:p>
          </table:table-cell>
          <table:table-cell table:style-name="ce29" office:value-type="string">
            <text:p>693. Pérdidas por deterioro de existenci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30. Pérdidas por deterioro de productos terminados y en curso de fabricación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31. Pérdidas por deterioro de mercaderí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32. Pérdidas por deterioro de materias prim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33. Pérdidas por deterioro de otros aprovisionamien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94.     Dotación a la provisión para insolvencias de tráfico. </text:p>
          </table:table-cell>
          <table:table-cell table:style-name="ce29" office:value-type="string">
            <text:p>694. Pérdidas por deterioro de créditos comerci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95.     Dotación a la provisión para otras operaciones de tráfico. </text:p>
          </table:table-cell>
          <table:table-cell table:style-name="ce29" office:value-type="string">
            <text:p>695. Dotación a la provisión para operaciones comerciale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54. Contratos oneros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59. Otras operaciones comerci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96.     Dotación a la provisión para valores negocia­bles a largo plazo. </text:p>
          </table:table-cell>
          <table:table-cell table:style-name="ce29" office:value-type="string">
            <text:p>696. Pérdidas por deterioro de participaciones y valores representativos de deuda a larg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60.   Dotación a la provisión para partici­paciones en capital a largo plazo en em­presas del grupo. </text:p>
          </table:table-cell>
          <table:table-cell table:style-name="ce29" office:value-type="string">
            <text:p>6960. Pérdidas por deterioro de participaciones en instrumentos de patrimonio neto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61.   Dotación a la provisión para partici­paciones en capital a largo plazo en em­presas asociadas. </text:p>
          </table:table-cell>
          <table:table-cell table:style-name="ce29" office:value-type="string">
            <text:p>6961. Pérdidas por deterioro de participaciones en instrumentos de patrimonio neto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62. Pérdidas por deterioro de participaciones en instrumentos de patrimonio neto a largo plazo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63.   Dotación a la provisión para valores negociables a largo plazo en otras empre­sas. </text:p>
          </table:table-cell>
          <table:table-cell table:style-name="ce29" office:value-type="string">
            <text:p>6963. Pérdidas por deterioro de participaciones en instrumentos de patrimonio neto a largo plazo, otras empres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65.   Dotación a la provisión para valores negociables a largo plazo en empresas del grupo. </text:p>
          </table:table-cell>
          <table:table-cell table:style-name="ce29" office:value-type="string">
            <text:p>6965. Pérdidas en valores representativos de deuda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66.   Dotación a la provisión para valores negociables a largo plazo en empresas aso­ciadas. </text:p>
          </table:table-cell>
          <table:table-cell table:style-name="ce29" office:value-type="string">
            <text:p>6966. Pérdidas en valores representativos de deuda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67. Pérdidas en valores representativos de deuda a largo plazo,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68. Pérdidas en valores representativos de deuda a largo plaz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97.     Dotación a la provisión para insolvencias de créditos a largo plazo. </text:p>
          </table:table-cell>
          <table:table-cell table:style-name="ce29" office:value-type="string">
            <text:p>697. Pérdidas por deterioro de créditos a larg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70.   Dotación a la provisión para insol­vencias de créditos a largo plazo a empre­sas del grupo. </text:p>
          </table:table-cell>
          <table:table-cell table:style-name="ce29" office:value-type="string">
            <text:p>6970. Pérdidas por deterioro de créditos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71.   Dotación a la provisión para insol­vencias de créditos a largo plazo a empre­sas asociadas. </text:p>
          </table:table-cell>
          <table:table-cell table:style-name="ce29" office:value-type="string">
            <text:p>6971. Pérdidas por deterioro de crédito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72. Pérdidas por deterioro de créditos a largo plazo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73.   Dotación a la provisión para insol­vencias de créditos a largo plazo a otras empresas. </text:p>
          </table:table-cell>
          <table:table-cell table:style-name="ce29" office:value-type="string">
            <text:p>6973. Pérdidas por deterioro de créditos a largo plazo, otras empresas </text:p>
          </table:table-cell>
          <table:table-cell table:number-columns-repeated="254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4" office:value-type="string">
            <text:p>698.     Dotación a la provisión para valores negocia­bles a corto plazo. </text:p>
          </table:table-cell>
          <table:table-cell table:style-name="ce29" office:value-type="string">
            <text:p>698. Pérdidas por deterioro de participaciones y valores representativos de deuda a cort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80.   Dotación a la provisión para valores negociables a corto plazo de empresas del grupo. </text:p>
          </table:table-cell>
          <table:table-cell table:style-name="ce29" office:value-type="string">
            <text:p>6980. Pérdidas por deterioro de participaciones en instrumentos de patrimonio neto a cort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81.Dotación a la provisión para valores nego­ciables a corto plazo de empresas asocia­das. </text:p>
          </table:table-cell>
          <table:table-cell table:style-name="ce29" office:value-type="string">
            <text:p>6981. Pérdidas por deterioro de participaciones en instrumentos de patrimonio neto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82. Pérdidas por deterioro de participaciones en instrumentos de patrimonio neto a corto plazo, otras partes vinculad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6983.Dotación a la provisión para valores nego­ciables a corto plazo de otras empresas. </text:p>
          </table:table-cell>
          <table:table-cell table:style-name="ce29" office:value-type="string">
            <text:p>6983. Pérdidas por deterioro de participaciones en instrumentos de patrimonio neto a corto plazo, otras empres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85. Pérdidas por deterioro en valores representativos de deuda a corto plazo, empresas del grup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86. Pérdidas por deterioro en valores representativos de deuda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87. Pérdidas por deterioro en valores representativos de deuda a corto plazo,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88. Pérdidas por deterioro en valores representativos de deuda a corto plazo, de otras empresas </text:p>
          </table:table-cell>
          <table:table-cell table:number-columns-repeated="254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4" office:value-type="string">
            <text:p>699.     Dotación a la provisión para insolvencias de créditos a corto plazo. </text:p>
          </table:table-cell>
          <table:table-cell table:style-name="ce29" office:value-type="string">
            <text:p>699. Pérdidas por deterioro de créditos a cort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90.   Dotación a la provisión para insol­vencias de créditos a corto plazo a empre­sas del grupo. </text:p>
          </table:table-cell>
          <table:table-cell table:style-name="ce29" office:value-type="string">
            <text:p>6990. Pérdidas por deterioro de créditos a <text:span text:style-name="T3">corto plazo</text:span>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91.   Dotación a la provisión para insol­vencias de créditos a corto plazo a empre­sas asociadas. </text:p>
          </table:table-cell>
          <table:table-cell table:style-name="ce29" office:value-type="string">
            <text:p>6991. Pérdidas por deterioro de créditos a <text:span text:style-name="T3">corto plazo</text:span>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6992. Pérdidas por deterioro de créditos a <text:span text:style-name="T3">corto plazo</text:span>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6993.   Dotación a la provisión para insol­vencias de créditos a corto plazo a otras empresas. </text:p>
          </table:table-cell>
          <table:table-cell table:style-name="ce29" office:value-type="string">
            <text:p>6993. Pérdidas por deterioro de créditos a <text:span text:style-name="T3">corto plazo</text:span>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70. VENTAS DE MERCADERIAS, DE PRODUCCION PROPIA, DE SERVICIOS, ETC. </text:p>
          </table:table-cell>
          <table:table-cell table:style-name="ce32" office:value-type="string">
            <text:p>70. VENTAS DE MERCADERÍAS, DE PRODUCCIÓN PROPIA, DE SERVICIOS, ETC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00. Ventas de mercaderías. </text:p>
          </table:table-cell>
          <table:table-cell table:style-name="ce29" office:value-type="string">
            <text:p>700. Vent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1. Ventas de productos terminados. </text:p>
          </table:table-cell>
          <table:table-cell table:style-name="ce29" office:value-type="string">
            <text:p>701. Ventas de productos 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2. Ventas de productos semiterminados. </text:p>
          </table:table-cell>
          <table:table-cell table:style-name="ce29" office:value-type="string">
            <text:p>702. Ventas de productos semi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3. Ventas de subproductos y residuos. </text:p>
          </table:table-cell>
          <table:table-cell table:style-name="ce29" office:value-type="string">
            <text:p>703. Ventas de subproductos y residu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4. Ventas de envases y embalajes. </text:p>
          </table:table-cell>
          <table:table-cell table:style-name="ce29" office:value-type="string">
            <text:p>704. Ventas de envases y embalaj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5. Prestaciones de servicios. </text:p>
          </table:table-cell>
          <table:table-cell table:style-name="ce29" office:value-type="string">
            <text:p>705. Prestaciones de servici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706. Descuentos sobre ventas por pronto pag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7060. Descuentos sobre ventas por pronto pago de mercaderí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7061. Descuentos sobre ventas por pronto pago de productos terminad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7062. Descuentos sobre ventas por pronto pago de productos semiterminad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7063. Descuentos sobre ventas por pronto pago de subproductos y residu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54" office:value-type="string">
            <text:p>7064. Descuentos sobre ventas por pronto pago de envases y embalaj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8. Devoluciones de ventas y operaciones similares. </text:p>
          </table:table-cell>
          <table:table-cell table:style-name="ce29" office:value-type="string">
            <text:p>708. Devoluciones de ventas y operaciones similar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80. Devoluciones de ventas de mercaderías. </text:p>
          </table:table-cell>
          <table:table-cell table:style-name="ce29" office:value-type="string">
            <text:p>7080. Devoluciones de vent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81. Devoluciones de ventas de productos ter­minados. </text:p>
          </table:table-cell>
          <table:table-cell table:style-name="ce29" office:value-type="string">
            <text:p>7081. Devoluciones de ventas de productos 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82. Devoluciones de ventas de productos semi­terminados. </text:p>
          </table:table-cell>
          <table:table-cell table:style-name="ce29" office:value-type="string">
            <text:p>7082. Devoluciones de ventas de productos semi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83. Devoluciones de ventas de subproductos y residuos. </text:p>
          </table:table-cell>
          <table:table-cell table:style-name="ce29" office:value-type="string">
            <text:p>7083. Devoluciones de ventas de subproductos y residu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84. Devoluciones de ventas de envases y emba­lajes. </text:p>
          </table:table-cell>
          <table:table-cell table:style-name="ce29" office:value-type="string">
            <text:p>7084. Devoluciones de ventas de envases y embalaj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9. "Rappels" sobre ventas. </text:p>
          </table:table-cell>
          <table:table-cell table:style-name="ce29" office:value-type="string">
            <text:p>709. "Rappels" sobre vent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90. "Rappels" sobre ventas de mercaderías. </text:p>
          </table:table-cell>
          <table:table-cell table:style-name="ce29" office:value-type="string">
            <text:p>7090. "Rappels" sobre ventas de mercaderí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91. "Rappels" sobre ventas de productos ter­minados. </text:p>
          </table:table-cell>
          <table:table-cell table:style-name="ce29" office:value-type="string">
            <text:p>7091. "Rappels" sobre ventas de productos 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92. "Rappels" sobre ventas de productos semi­terminados. </text:p>
          </table:table-cell>
          <table:table-cell table:style-name="ce29" office:value-type="string">
            <text:p>7092. "Rappels" sobre ventas de productos semi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93. "Rappels" sobre ventas de subproductos y residuos. </text:p>
          </table:table-cell>
          <table:table-cell table:style-name="ce29" office:value-type="string">
            <text:p>7093. "Rappels" sobre ventas de subproductos y residu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094. "Rappels" sobre ventas de envases y emba­lajes. </text:p>
          </table:table-cell>
          <table:table-cell table:style-name="ce29" office:value-type="string">
            <text:p>7094. "Rappels" sobre ventas de envases y embalaje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71. VARIACION DE EXISTENCIAS. </text:p>
          </table:table-cell>
          <table:table-cell table:style-name="ce32" office:value-type="string">
            <text:p>71. VARIACIÓN DE EXISTENCIA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10. Variación de existencias de productos en curso. </text:p>
          </table:table-cell>
          <table:table-cell table:style-name="ce29" office:value-type="string">
            <text:p>710. Variación de existencias de productos en curs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11. Variación de existencias de productos semiter­minados. </text:p>
          </table:table-cell>
          <table:table-cell table:style-name="ce29" office:value-type="string">
            <text:p>711. Variación de existencias de productos semi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12. Variación de existencias de productos termina­dos. </text:p>
          </table:table-cell>
          <table:table-cell table:style-name="ce29" office:value-type="string">
            <text:p>712. Variación de existencias de productos termin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13. Variación de existencias de subproductos, resi­duos y materiales recuperados. </text:p>
          </table:table-cell>
          <table:table-cell table:style-name="ce29" office:value-type="string">
            <text:p>713. Variación de existencias de subproductos, residuos y materiales recuperad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 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73. TRABAJOS REALIZADOS PARA LA EMPRESA. </text:p>
          </table:table-cell>
          <table:table-cell table:style-name="ce32" office:value-type="string">
            <text:p>73. TRABAJOS REALIZADOS PARA LA EMPRESA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30. Incorporación al activo de gastos de estableci­miento. </text:p>
          </table:table-cell>
          <table:table-cell table:style-name="ce29" office:value-type="string">
            <text:p>730. Trabajos realizados para el inmovilizado intangibl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31. Trabajos realizados para el inmovilizado inma­terial. </text:p>
          </table:table-cell>
          <table:table-cell table:style-name="ce29" office:value-type="string">
            <text:p>731. Trabajos realizados para el inmovilizado material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32. Trabajos realizados para el inmovilizado mate­rial. </text:p>
          </table:table-cell>
          <table:table-cell table:style-name="ce29" office:value-type="string">
            <text:p>732. Trabajos realizados en inversiones inmobiliari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33. Trabajos realizados para el inmovilizado mate­rial en curso. </text:p>
          </table:table-cell>
          <table:table-cell table:style-name="ce29" office:value-type="string">
            <text:p>733. Trabajos realizados para el inmovilizado material en curs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37. Incorporación al activo de gastos de formaliza­ción de deuda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/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74. SUBVENCIONES A LA EXPLOTACION. </text:p>
          </table:table-cell>
          <table:table-cell table:style-name="ce32" office:value-type="string">
            <text:p>74. SUBVENCIONES, DONACIONES Y LEGADO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40. Subvenciones oficiales a la explotación. </text:p>
          </table:table-cell>
          <table:table-cell table:style-name="ce29" office:value-type="string">
            <text:p>740. Subvenciones, donaciones y legados a la explotación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46. Subvenciones, donaciones y legados de capital transferidas al resultado del ejercici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41. Otras subvenciones a la explotación. </text:p>
          </table:table-cell>
          <table:table-cell table:style-name="ce30" office:value-type="string">
            <text:p>747. Otras subvenciones, donaciones y legados transferidos al resultado del ejercicio </text:p>
          </table:table-cell>
          <table:table-cell table:number-columns-repeated="254"/>
        </table:table-row>
        <table:table-row table:style-name="ro2">
          <table:table-cell table:style-name="ce11"/>
          <table:table-cell table:style-name="ce31"/>
          <table:table-cell table:style-name="ce58" table:number-columns-repeated="253"/>
          <table:table-cell table:style-name="ce65"/>
        </table:table-row>
        <table:table-row table:style-name="ro2">
          <table:table-cell table:style-name="ce3" office:value-type="string">
            <text:p>75. OTROS INGRESOS DE GESTION. </text:p>
          </table:table-cell>
          <table:table-cell table:style-name="ce32" office:value-type="string">
            <text:p>75. OTROS INGRESOS DE GESTIÓN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51. Resultados de operaciones en común. </text:p>
          </table:table-cell>
          <table:table-cell table:style-name="ce29" office:value-type="string">
            <text:p>751. Resultados de operaciones en comú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10. Pérdida transferida (gestor). </text:p>
          </table:table-cell>
          <table:table-cell table:style-name="ce29" office:value-type="string">
            <text:p>7510. Pérdida transferida (gestor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11. Beneficio atribuido (partícipe o aso­ciado no gestor). </text:p>
          </table:table-cell>
          <table:table-cell table:style-name="ce29" office:value-type="string">
            <text:p>7511. Beneficio atribuido (partícipe o asociado no gestor)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2. Ingresos por arrendamientos. </text:p>
          </table:table-cell>
          <table:table-cell table:style-name="ce29" office:value-type="string">
            <text:p>752. Ingresos por arrendamien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3. Ingresos de propiedad industrial cedida en ex­plotación. </text:p>
          </table:table-cell>
          <table:table-cell table:style-name="ce29" office:value-type="string">
            <text:p>753. Ingresos de propiedad industrial cedida en explotación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4. Ingresos por comisiones. </text:p>
          </table:table-cell>
          <table:table-cell table:style-name="ce29" office:value-type="string">
            <text:p>754. Ingresos por comision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5. Ingresos por servicios al personal. </text:p>
          </table:table-cell>
          <table:table-cell table:style-name="ce29" office:value-type="string">
            <text:p>755. Ingresos por servicios al personal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59. Ingresos por servicios diversos. </text:p>
          </table:table-cell>
          <table:table-cell table:style-name="ce29" office:value-type="string">
            <text:p>759. Ingresos por servicios diverso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76. INGRESOS FINANCIEROS. </text:p>
          </table:table-cell>
          <table:table-cell table:style-name="ce32" office:value-type="string">
            <text:p>76. INGRESOS FINANCIERO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60. Ingresos de participaciones en capital. </text:p>
          </table:table-cell>
          <table:table-cell table:style-name="ce29" office:value-type="string">
            <text:p>760. Ingresos de participaciones en instrumentos de patrimoni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00.Ingresos de participaciones en capital de empresas del grupo. </text:p>
          </table:table-cell>
          <table:table-cell table:style-name="ce29" office:value-type="string">
            <text:p>7600. Ingresos de participaciones en instrumentos de patrimoni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01.Ingresos de participaciones en capital de empresas asociadas. </text:p>
          </table:table-cell>
          <table:table-cell table:style-name="ce29" office:value-type="string">
            <text:p>7601. Ingresos de participaciones en instrumentos de patrimoni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02. Ingresos de participaciones en instrumentos de patrimonio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02.Ingresos de participaciones en capital de otras empresas. </text:p>
          </table:table-cell>
          <table:table-cell table:style-name="ce30" office:value-type="string">
            <text:p>7603. Ingresos de participaciones en instrumentos de patrimoni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1. Ingresos de valores de renta fija. </text:p>
          </table:table-cell>
          <table:table-cell table:style-name="ce29" office:value-type="string">
            <text:p>761. Ingresos de valores representativos de deuda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10. Ingresos de valores de renta fija de empresas del grupo. </text:p>
          </table:table-cell>
          <table:table-cell table:style-name="ce29" office:value-type="string">
            <text:p>7610. Ingresos de valores representativos de deuda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11. Ingresos de valores de renta fija de empresas asociadas. </text:p>
          </table:table-cell>
          <table:table-cell table:style-name="ce29" office:value-type="string">
            <text:p>7611. Ingresos de valores representativos de deuda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12. Ingresos de valores representativos de deuda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12. Ingresos de valores de renta fija de otras empresas. </text:p>
          </table:table-cell>
          <table:table-cell table:style-name="ce30" office:value-type="string">
            <text:p>7613. Ingresos de valores representativos de deuda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2. Ingresos de créditos a largo plazo . </text:p>
          </table:table-cell>
          <table:table-cell table:style-name="ce29" office:value-type="string">
            <text:p>762. Ingresos de crédit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20. Ingresos de créditos a largo plaz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20. Ingresos de créditos a largo plazo a empresas del grupo. </text:p>
          </table:table-cell>
          <table:table-cell table:style-name="ce30" office:value-type="string">
            <text:p>76200. Ingresos de créditos a largo plazo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21. Ingresos de créditos a largo plazo a empresas asociadas. </text:p>
          </table:table-cell>
          <table:table-cell table:style-name="ce30" office:value-type="string">
            <text:p>76201. Ingresos de crédito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202. Ingresos de créditos a largo plazo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22. Ingresos de créditos a largo plazo a otras empresas. </text:p>
          </table:table-cell>
          <table:table-cell table:style-name="ce30" office:value-type="string">
            <text:p>76203. Ingresos de créditos a largo plazo, otras empresas 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763. Ingresos de créditos a corto plazo. </text:p>
          </table:table-cell>
          <table:table-cell table:style-name="ce31" office:value-type="string">
            <text:p>7621. Ingresos de créditos a corto plaz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30. Ingresos de créditos a corto plazo a empresas del grupo. </text:p>
          </table:table-cell>
          <table:table-cell table:style-name="ce30" office:value-type="string">
            <text:p>76210. Ingresos de créditos a corto plazo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31. Ingresos de créditos a corto plazo a empresas asociadas. </text:p>
          </table:table-cell>
          <table:table-cell table:style-name="ce30" office:value-type="string">
            <text:p>76211. Ingresos de créditos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212. Ingresos de créditos a corto plazo, otras partes vinculadas </text:p>
          </table:table-cell>
          <table:table-cell table:number-columns-repeated="254"/>
        </table:table-row>
        <table:table-row table:style-name="ro2">
          <table:table-cell table:style-name="ce21" office:value-type="string">
            <text:p>7632. Ingresos de créditos a corto plazo a otras empresas. </text:p>
          </table:table-cell>
          <table:table-cell table:style-name="ce30" office:value-type="string">
            <text:p>76213. Ingresos de créditos a corto plazo, otras empres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3. Beneficios por valoración de activos y pasivos financieros por su valor razonable </text:p>
          </table:table-cell>
          <table:table-cell table:number-columns-repeated="254"/>
        </table:table-row>
        <table:table-row table:style-name="ro2">
          <table:table-cell table:style-name="ce14" office:value-type="string">
            <text:p>765. Descuentos sobre compras por pronto pag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4" office:value-type="string">
            <text:p>7650. Descuentos sobre compras por pronto pago de empresas del grup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4" office:value-type="string">
            <text:p>7651. Descuentos sobre compras por pronto pago de empresas asociada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4" office:value-type="string">
            <text:p>7652. Descuentos sobre compras por pronto pago de otras empresa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766. Beneficios en valores negociables. </text:p>
          </table:table-cell>
          <table:table-cell table:style-name="ce29" office:value-type="string">
            <text:p>766. Beneficios en valores negociab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60. Beneficios en valores negociables a largo plazo de empresas del grupo. </text:p>
          </table:table-cell>
          <table:table-cell table:style-name="ce29" office:value-type="string">
            <text:p>7660. Beneficios en valores negociables a largo plazo, empresas del grup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61. Beneficios en valores negociables a largo plazo de empresas asociadas. </text:p>
          </table:table-cell>
          <table:table-cell table:style-name="ce29" office:value-type="string">
            <text:p>7661. Beneficios en valores negociable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62. Beneficios en valores negociables a largo plazo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62. Beneficios en valores negociables a largo plazo de otras empresas. </text:p>
          </table:table-cell>
          <table:table-cell table:style-name="ce30" office:value-type="string">
            <text:p>7663. Beneficios en valores negociables a largo plazo, otras empres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63. Beneficios en valores negociables a corto plazo de empresas del grupo. </text:p>
          </table:table-cell>
          <table:table-cell table:style-name="ce30" office:value-type="string">
            <text:p>7665. Beneficios en valores negociables a corto plazo, empresas del grupo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64. Beneficios en valores negociables a corto plazo de empresas asociadas. </text:p>
          </table:table-cell>
          <table:table-cell table:style-name="ce30" office:value-type="string">
            <text:p>7666. Beneficios en valores negociables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667. Beneficios en valores negociables a corto plazo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665. Beneficios en valores negociables a corto plazo de otras empresas. </text:p>
          </table:table-cell>
          <table:table-cell table:style-name="ce30" office:value-type="string">
            <text:p>7668. Beneficios en valores negociables a corto plaz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8. Diferencias positivas de cambio. </text:p>
          </table:table-cell>
          <table:table-cell table:style-name="ce29" office:value-type="string">
            <text:p>768. Diferencias positivas de cambio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69. Otros ingresos financieros. </text:p>
          </table:table-cell>
          <table:table-cell table:style-name="ce29" office:value-type="string">
            <text:p>769. Otros ingresos financieros 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29"/>
          <table:table-cell table:number-columns-repeated="254"/>
        </table:table-row>
        <table:table-row table:style-name="ro2">
          <table:table-cell table:style-name="ce3" office:value-type="string">
            <text:p>77. BENEFICIOS PROCEDENTES DEL INMOVILIZADO E INGRESOS EXCEPCIONALES. </text:p>
          </table:table-cell>
          <table:table-cell table:style-name="ce32" office:value-type="string">
            <text:p>77. BENEFICIOS PROCEDENTES DE ACTIVOS NO CORRIENTES E INGRESOS EXCEPCIONALES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4" office:value-type="string">
            <text:p>770. Beneficios procedentes de inmovilizado inmate­rial. </text:p>
          </table:table-cell>
          <table:table-cell table:style-name="ce29" office:value-type="string">
            <text:p>770. Beneficios procedentes del inmovilizado intangible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71. Beneficios procedentes de inmovilizado mate­rial. </text:p>
          </table:table-cell>
          <table:table-cell table:style-name="ce29" office:value-type="string">
            <text:p>771. Beneficios procedentes del inmovilizado material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72. Beneficios procedentes de las inversiones inmobiliari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73. Beneficios procedentes de participaciones a largo plazo en partes vinculadas </text:p>
          </table:table-cell>
          <table:table-cell table:number-columns-repeated="254"/>
        </table:table-row>
        <table:table-row table:style-name="ro4">
          <table:table-cell table:style-name="ce10" office:value-type="string">
            <text:p>772. Beneficios procedentes de participaciones en capital a largo plazo en empresas del grupo. </text:p>
          </table:table-cell>
          <table:table-cell table:style-name="ce30" office:value-type="string">
            <text:p>7733. Beneficios procedentes de participaciones a largo plazo, empresas del grupo </text:p>
          </table:table-cell>
          <table:table-cell table:number-columns-repeated="254"/>
        </table:table-row>
        <table:table-row table:style-name="ro4">
          <table:table-cell table:style-name="ce10" office:value-type="string">
            <text:p>773. Beneficios procedentes de participaciones en capital a largo plazo en empresas asociadas. </text:p>
          </table:table-cell>
          <table:table-cell table:style-name="ce30" office:value-type="string">
            <text:p>7734. Beneficios procedentes de participacione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735. Beneficios procedentes de participaciones a largo plazo, otras partes vinculadas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74. Beneficios por operaciones con acciones y obli­gaciones propias. </text:p>
          </table:table-cell>
          <table:table-cell table:style-name="ce30" office:value-type="string">
            <text:p>775. Beneficios por operaciones con obligaciones propi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75. Subvenciones de capital traspasadas al resul­tado del ejercicio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 office:value-type="string">
            <text:p>778. Ingresos extraordinarios. </text:p>
          </table:table-cell>
          <table:table-cell table:style-name="ce29" office:value-type="string">
            <text:p>778. Ingresos excepcionales.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79. Ingresos y beneficios de ejercicios anteriore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"/>
          <table:table-cell table:style-name="Default"/>
          <table:table-cell table:number-columns-repeated="254"/>
        </table:table-row>
        <table:table-row table:style-name="ro2">
          <table:table-cell table:style-name="ce3" office:value-type="string">
            <text:p>79. EXCESOS Y APLICACIONES DE PROVISIONES. </text:p>
          </table:table-cell>
          <table:table-cell table:style-name="ce32" office:value-type="string">
            <text:p>79. EXCESOS Y APLICACIONES DE PROVISIONES Y DE PÉRDIDAS POR DETERIORO </text:p>
          </table:table-cell>
          <table:table-cell table:style-name="ce59" table:number-columns-repeated="253"/>
          <table:table-cell table:style-name="ce66"/>
        </table:table-row>
        <table:table-row table:style-name="ro2">
          <table:table-cell table:style-name="ce14" office:value-type="string">
            <text:p>790.     Exceso de provisión para riesgos y gastos. 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0" office:value-type="string">
            <text:p>791.     Exceso de provisión del inmovilizado inmate­rial. </text:p>
          </table:table-cell>
          <table:table-cell table:style-name="ce30" office:value-type="string">
            <text:p>790. Reversión del deterioro del inmovilizado intangible 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792.     Exceso de provisión del inmovilizado material. </text:p>
          </table:table-cell>
          <table:table-cell table:style-name="ce30" office:value-type="string">
            <text:p>791. Reversión del deterioro del inmovilizado material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2. Reversión del deterioro de las inversiones inmobiliari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3.     Provisión de existencias aplicada. </text:p>
          </table:table-cell>
          <table:table-cell table:style-name="ce29" office:value-type="string">
            <text:p>793. Reversión del deterioro de existenci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30. Reversión del deterioro de productos terminados y en curso de fabricación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31. Reversión del deterioro de mercaderí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32. Reversión del deterioro de materias prim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33. Reversión del deterioro de otros aprovisionamiento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4.     Provisión para insolvencias de tráfico aplica­da. </text:p>
          </table:table-cell>
          <table:table-cell table:style-name="ce29" office:value-type="string">
            <text:p>794. Reversión del deterioro de créditos comerci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5.     Provisión para otras operaciones de tráfico aplicada. </text:p>
          </table:table-cell>
          <table:table-cell table:style-name="ce29" office:value-type="string">
            <text:p>795. Exceso de provisione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51. Exceso de provisión para impuest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52. Exceso de provisión para otras responsabilidade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54. Exceso de provisión para operaciones comerciale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544. Contratos oneroso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549. Otras operaciones comerciale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55. Exceso de provisión para actuaciones medioambientale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6.     Exceso de provisión para valores negociables a largo plazo. </text:p>
          </table:table-cell>
          <table:table-cell table:style-name="ce29" office:value-type="string">
            <text:p>796. Reversión del deterioro de participaciones y valores representativos de deuda a larg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60.               Exceso de provisión para participacio­nes en capital a largo plazo en empre­sas del grupo. </text:p>
          </table:table-cell>
          <table:table-cell table:style-name="ce29" office:value-type="string">
            <text:p>7960. Reversión del deterioro de participaciones en instrumentos de patrimonio neto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61.               Exceso de provisión para participacio­nes en capital a largo plazo en empre­sas asociadas. </text:p>
          </table:table-cell>
          <table:table-cell table:style-name="ce29" office:value-type="string">
            <text:p>7961. Reversión del deterioro de participaciones en instrumentos de patrimonio neto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62. Reversión del deterioro de participaciones en instrumentos de patrimonio neto a largo plazo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63.               Exceso de provisión para valores nego­ciables a largo plazo en otras empre­sas. </text:p>
          </table:table-cell>
          <table:table-cell table:style-name="ce29" office:value-type="string">
            <text:p>7963. Reversión del deterioro de participaciones en instrumentos de patrimonio neto a largo plazo, otras empres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65.               Exceso de provisión para valores nego­ciables a largo plazo en empresas del grupo. </text:p>
          </table:table-cell>
          <table:table-cell table:style-name="ce29" office:value-type="string">
            <text:p>7965. Reversión del deterioro de valores representativos de deuda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66.               Exceso de provisión para valores nego­ciables a largo plazo en empresas aso­ciadas. </text:p>
          </table:table-cell>
          <table:table-cell table:style-name="ce29" office:value-type="string">
            <text:p>7966. Reversión del deterioro de valores representativos de deuda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67. Reversión del deterioro de valores representativos de deuda a largo plazo,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68. Reversión del deterioro de valores representativos de deuda a largo plaz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7.     Exceso de provisión para insolvencias de crédi­tos a largo plazo. </text:p>
          </table:table-cell>
          <table:table-cell table:style-name="ce29" office:value-type="string">
            <text:p>797. Reversión del deterioro de créditos a larg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70.   Exceso de provisión para insolvencias de créditos a largo plazo de empresas del grupo. </text:p>
          </table:table-cell>
          <table:table-cell table:style-name="ce29" office:value-type="string">
            <text:p>7970. Reversión del deterioro de créditos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71.               Exceso de provisión para insolvencias de créditos a largo plazo de empresas asociadas. </text:p>
          </table:table-cell>
          <table:table-cell table:style-name="ce29" office:value-type="string">
            <text:p>7971. Reversión del deterioro de crédito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72. Reversión del deterioro de créditos a largo plazo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73.               Exceso de provisión para insolvencias de créditos a largo plazo de otras em­presas. </text:p>
          </table:table-cell>
          <table:table-cell table:style-name="ce29" office:value-type="string">
            <text:p>7973. Reversión del deterioro de créditos a largo plazo,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8.     Exceso de provisión para valores negociables a corto plazo. </text:p>
          </table:table-cell>
          <table:table-cell table:style-name="ce29" office:value-type="string">
            <text:p>798. Reversión del deterioro de participaciones y valores representativos de deuda a cort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80.   Exceso de provisión para valores ne­gociables a corto plazo de empresas del grupo. </text:p>
          </table:table-cell>
          <table:table-cell table:style-name="ce29" office:value-type="string">
            <text:p>7980. Reversión del deterioro de participaciones en instrumentos de patrimonio neto a cort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81.               Exceso de provisión para valores nego­ciables a corto plazo de empresas aso­ciadas. </text:p>
          </table:table-cell>
          <table:table-cell table:style-name="ce29" office:value-type="string">
            <text:p>7981. Reversión del deterioro de participaciones en instrumentos de patrimonio neto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82. Reversión del deterioro de participaciones en instrumentos de patrimonio neto a corto plazo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83.               Exceso de provisión para valores nego­ciables a corto plazo de otras empre­sas. </text:p>
          </table:table-cell>
          <table:table-cell table:style-name="ce29" office:value-type="string">
            <text:p>7983. Reversión del deterioro de participaciones en instrumentos de patrimonio neto a corto plazo, otras empres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85. Reversión del deterioro en valores representativos de deuda a corto plazo, empresas del grupo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86. Reversión del deterioro en valores representativos de deuda a cort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87. Reversión del deterioro en valores representativos de deuda a corto plazo, otras partes vincul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88. Reversión del deterioro en valores representativos de deuda a corto plazo, de otras empresas 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799.     Exceso de provisión para insolvencias de crédi­tos a corto plazo. </text:p>
          </table:table-cell>
          <table:table-cell table:style-name="ce29" office:value-type="string">
            <text:p>799. Reversión del deterioro de créditos a corto plaz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90.               Exceso de provisión para insolvencias de créditos a corto plazo de empresas del grupo. </text:p>
          </table:table-cell>
          <table:table-cell table:style-name="ce29" office:value-type="string">
            <text:p>7990. Reversión del deterioro de créditos a largo plazo, empresas del grupo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91.               Exceso de provisión para insolvencias de créditos a corto plazo de empresas asociadas. </text:p>
          </table:table-cell>
          <table:table-cell table:style-name="ce29" office:value-type="string">
            <text:p>7991. Reversión del deterioro de créditos a largo plazo, empresas asociadas 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ce29" office:value-type="string">
            <text:p>7992. Reversión del deterioro de créditos a largo plazo, otras partes vinculadas </text:p>
          </table:table-cell>
          <table:table-cell table:number-columns-repeated="254"/>
        </table:table-row>
        <table:table-row table:style-name="ro4">
          <table:table-cell table:style-name="ce4" office:value-type="string">
            <text:p>7993.               Exceso de provisión para insolvencias de créditos a corto plazo de otras em­presas.</text:p>
          </table:table-cell>
          <table:table-cell table:style-name="ce29" office:value-type="string">
            <text:p>7993. Reversión del deterioro de créditos a largo plazo, otras empresas </text:p>
          </table:table-cell>
          <table:table-cell table:number-columns-repeated="254"/>
        </table:table-row>
        <table:table-row table:style-name="ro2" table:number-rows-repeated="4">
          <table:table-cell/>
          <table:table-cell table:style-name="Default"/>
          <table:table-cell table:number-columns-repeated="254"/>
        </table:table-row>
        <table:table-row table:style-name="ro2" table:number-rows-repeated="4">
          <table:table-cell table:style-name="Default" table:number-columns-repeated="2"/>
          <table:table-cell table:number-columns-repeated="254"/>
        </table:table-row>
        <table:table-row table:style-name="ro2" table:number-rows-repeated="5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 table:number-columns-repeated="255"/>
        </table:table-row>
        <table:table-row table:style-name="ro2" table:number-rows-repeated="81">
          <table:table-cell table:style-name="Default" table:number-columns-repeated="256"/>
        </table:table-row>
        <table:table-row table:style-name="ro2" table:number-rows-repeated="21">
          <table:table-cell table:number-columns-repeated="256"/>
        </table:table-row>
        <table:table-row table:style-name="ro2" table:number-rows-repeated="4">
          <table:table-cell/>
          <table:table-cell table:style-name="ce15"/>
          <table:table-cell table:number-columns-repeated="254"/>
        </table:table-row>
        <table:table-row table:style-name="ro2" table:number-rows-repeated="64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number-columns-repeated="2" table:default-cell-style-name="ce68"/>
        <table:table-column table:style-name="co5" table:default-cell-style-name="ce69"/>
        <table:table-column table:style-name="co6" table:default-cell-style-name="ce68"/>
        <table:table-column table:style-name="co7" table:default-cell-style-name="ce68"/>
        <table:table-column table:style-name="co4" table:visibility="collapse" table:number-columns-repeated="10" table:default-cell-style-name="ce68"/>
        <table:table-column table:style-name="co4" table:number-columns-repeated="241" table:default-cell-style-name="ce68"/>
        <table:table-row table:style-name="ro2" table:number-rows-repeated="4">
          <table:table-cell table:number-columns-repeated="256"/>
        </table:table-row>
        <table:table-row table:style-name="ro5">
          <table:table-cell table:number-columns-repeated="2"/>
          <table:table-cell office:value-type="string">
            <text:p>Capital</text:p>
          </table:table-cell>
          <table:table-cell office:value-type="string">
            <text:p>Escriturado </text:p>
          </table:table-cell>
          <table:table-cell office:value-type="string">
            <text:p>100,101,102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No exigido</text:p>
          </table:table-cell>
          <table:table-cell table:formula="oooc:=&quot;103,104&quot;" office:value-type="string" office:string-value="103,104">
            <text:p>103,104</text:p>
          </table:table-cell>
          <table:table-cell table:number-columns-repeated="251"/>
        </table:table-row>
        <table:table-row table:style-name="ro5">
          <table:table-cell table:number-columns-repeated="2"/>
          <table:table-cell office:value-type="string">
            <text:p>Prima de emisión</text:p>
          </table:table-cell>
          <table:table-cell/>
          <table:table-cell table:formula="oooc:=&quot;110&quot;" office:value-type="string" office:string-value="110">
            <text:p>110</text:p>
          </table:table-cell>
          <table:table-cell table:number-columns-repeated="251"/>
        </table:table-row>
        <table:table-row table:style-name="ro5">
          <table:table-cell table:number-columns-repeated="2"/>
          <table:table-cell office:value-type="string">
            <text:p>Reservas</text:p>
          </table:table-cell>
          <table:table-cell/>
          <table:table-cell table:formula="oooc:=&quot;112,113,114,115&quot;" office:value-type="string" office:string-value="112,113,114,115">
            <text:p>112,113,114,115</text:p>
          </table:table-cell>
          <table:table-cell table:number-columns-repeated="251"/>
        </table:table-row>
        <table:table-row table:style-name="ro6">
          <table:table-cell table:number-columns-repeated="2"/>
          <table:table-cell office:value-type="string">
            <text:p>Acciones y participaciones en patrimonio propias</text:p>
          </table:table-cell>
          <table:table-cell/>
          <table:table-cell table:formula="oooc:=&quot;108,109&quot;" office:value-type="string" office:string-value="108,109">
            <text:p>108,109</text:p>
          </table:table-cell>
          <table:table-cell table:number-columns-repeated="251"/>
        </table:table-row>
        <table:table-row table:style-name="ro6">
          <table:table-cell table:number-columns-repeated="2"/>
          <table:table-cell office:value-type="string">
            <text:p>Resultados de ejercicios anteriores</text:p>
          </table:table-cell>
          <table:table-cell/>
          <table:table-cell table:formula="oooc:=&quot;121,129&quot;" office:value-type="string" office:string-value="121,129">
            <text:p>121,129</text:p>
          </table:table-cell>
          <table:table-cell table:number-columns-repeated="251"/>
        </table:table-row>
        <table:table-row table:style-name="ro5">
          <table:table-cell table:number-columns-repeated="2"/>
          <table:table-cell office:value-type="string">
            <text:p>Otras aportaciones de socios</text:p>
          </table:table-cell>
          <table:table-cell/>
          <table:table-cell office:value-type="float" office:value="118">
            <text:p>118</text:p>
          </table:table-cell>
          <table:table-cell table:number-columns-repeated="251"/>
        </table:table-row>
        <table:table-row table:style-name="ro5">
          <table:table-cell table:number-columns-repeated="2"/>
          <table:table-cell office:value-type="string">
            <text:p>Resultado del ejercicio</text:p>
          </table:table-cell>
          <table:table-cell/>
          <table:table-cell table:formula="oooc:=&quot;121,129&quot;" office:value-type="string" office:string-value="121,129">
            <text:p>121,129</text:p>
          </table:table-cell>
          <table:table-cell table:number-columns-repeated="251"/>
        </table:table-row>
        <table:table-row table:style-name="ro5">
          <table:table-cell table:number-columns-repeated="2"/>
          <table:table-cell office:value-type="string">
            <text:p>Dividendo a cuenta</text:p>
          </table:table-cell>
          <table:table-cell/>
          <table:table-cell office:value-type="float" office:value="557">
            <text:p>557</text:p>
          </table:table-cell>
          <table:table-cell table:number-columns-repeated="251"/>
        </table:table-row>
        <table:table-row table:style-name="ro6">
          <table:table-cell table:number-columns-repeated="2"/>
          <table:table-cell office:value-type="string">
            <text:p>Otros instrumentos de patrimonio</text:p>
          </table:table-cell>
          <table:table-cell/>
          <table:table-cell office:value-type="string">
            <text:p>540?</text:p>
          </table:table-cell>
          <table:table-cell table:number-columns-repeated="251"/>
        </table:table-row>
        <table:table-row table:style-name="ro5">
          <table:table-cell table:number-columns-repeated="2"/>
          <table:table-cell office:value-type="string">
            <text:p>Ajustes por cambios de valor</text:p>
          </table:table-cell>
          <table:table-cell/>
          <table:table-cell table:formula="oooc:=&quot;132,133,134,135,136,137&quot;" office:value-type="string" office:string-value="132,133,134,135,136,137">
            <text:p>132,133,134,135,136,137</text:p>
          </table:table-cell>
          <table:table-cell table:number-columns-repeated="251"/>
        </table:table-row>
        <table:table-row table:style-name="ro6">
          <table:table-cell table:number-columns-repeated="2"/>
          <table:table-cell office:value-type="string">
            <text:p>Subvenciones, donaciones y legados recibidos</text:p>
          </table:table-cell>
          <table:table-cell/>
          <table:table-cell table:formula="oooc:=&quot;130,131&quot;" office:value-type="string" office:string-value="130,131">
            <text:p>130,131</text:p>
          </table:table-cell>
          <table:table-cell table:number-columns-repeated="251"/>
        </table:table-row>
        <table:table-row table:style-name="ro2" table:number-rows-repeated="17">
          <table:table-cell table:number-columns-repeated="256"/>
        </table:table-row>
        <table:table-row table:style-name="ro2">
          <table:table-cell table:number-columns-repeated="2"/>
          <table:table-cell table:style-name="ce70"/>
          <table:table-cell table:number-columns-repeated="253"/>
        </table:table-row>
        <table:table-row table:style-name="ro2">
          <table:table-cell table:number-columns-repeated="3"/>
          <table:table-cell table:style-name="ce74" office:value-type="string" table:number-columns-spanned="12" table:number-rows-spanned="1">
            <text:p>Capital </text:p>
          </table:table-cell>
          <table:covered-table-cell table:number-columns-repeated="11"/>
          <table:table-cell table:style-name="ce76" office:value-type="string">
            <text:p>Prima de emisión </text:p>
          </table:table-cell>
          <table:table-cell table:style-name="ce76" office:value-type="string">
            <text:p>Reservas </text:p>
          </table:table-cell>
          <table:table-cell table:style-name="ce76" office:value-type="string">
            <text:p>(Acciones yparticipaciones en patrimonio propias) </text:p>
          </table:table-cell>
          <table:table-cell table:style-name="ce76" office:value-type="string">
            <text:p>Resultados de ejercicios anteriores </text:p>
          </table:table-cell>
          <table:table-cell table:style-name="ce76" office:value-type="string">
            <text:p>Otras aportaciones de socios </text:p>
          </table:table-cell>
          <table:table-cell table:style-name="ce76" office:value-type="string">
            <text:p>Resultado del ejercicio </text:p>
          </table:table-cell>
          <table:table-cell table:style-name="ce76" office:value-type="string">
            <text:p>(Dividendo a cuenta) </text:p>
          </table:table-cell>
          <table:table-cell table:style-name="ce76" office:value-type="string">
            <text:p>Otros instrumentos de patrimonio </text:p>
          </table:table-cell>
          <table:table-cell table:style-name="ce76" office:value-type="string">
            <text:p>Ajustes por cambios de valor </text:p>
          </table:table-cell>
          <table:table-cell table:style-name="ce76" office:value-type="string">
            <text:p>Subvenciones donaciones y legados recibidos </text:p>
          </table:table-cell>
          <table:table-cell table:style-name="ce76" office:value-type="string">
            <text:p>TOTAL </text:p>
          </table:table-cell>
          <table:table-cell table:number-columns-repeated="230"/>
        </table:table-row>
        <table:table-row table:style-name="ro6">
          <table:table-cell table:number-columns-repeated="3"/>
          <table:table-cell table:style-name="ce75" office:value-type="string" table:number-columns-spanned="13" table:number-rows-spanned="1">
            <text:p>Escriturado </text:p>
          </table:table-cell>
          <table:covered-table-cell table:number-columns-repeated="12"/>
          <table:table-cell table:style-name="ce77" table:number-columns-repeated="11"/>
          <table:table-cell table:style-name="ce78" office:value-type="string">
            <text:p>No </text:p>
            <text:p>exigido </text:p>
          </table:table-cell>
          <table:table-cell table:number-columns-repeated="228"/>
        </table:table-row>
        <table:table-row table:style-name="ro6">
          <table:table-cell table:number-columns-repeated="2"/>
          <table:table-cell table:style-name="ce71" office:value-type="string">
            <text:p>A. SALDO, FINAL DEL AÑO 200X - 2 </text:p>
          </table:table-cell>
          <table:table-cell table:number-columns-repeated="253"/>
        </table:table-row>
        <table:table-row table:style-name="ro6">
          <table:table-cell table:number-columns-repeated="2"/>
          <table:table-cell table:style-name="ce72" office:value-type="string">
            <text:p>I. Ajustes por cambios de criterio 200X-2 y anteriores. </text:p>
          </table:table-cell>
          <table:table-cell table:number-columns-repeated="253"/>
        </table:table-row>
        <table:table-row table:style-name="ro6">
          <table:table-cell table:number-columns-repeated="2"/>
          <table:table-cell table:style-name="ce72" office:value-type="string">
            <text:p>II. Ajustes por errores 200X-2 y anteriores </text:p>
          </table:table-cell>
          <table:table-cell table:number-columns-repeated="253"/>
        </table:table-row>
        <table:table-row table:style-name="ro6">
          <table:table-cell table:number-columns-repeated="2"/>
          <table:table-cell table:style-name="ce71" office:value-type="string">
            <text:p>B. SALDO AJUSTADO, INICIO DEL AÑO 200X-1 </text:p>
          </table:table-cell>
          <table:table-cell table:number-columns-repeated="253"/>
        </table:table-row>
        <table:table-row table:style-name="ro7">
          <table:table-cell table:number-columns-repeated="2"/>
          <table:table-cell table:style-name="ce72" office:value-type="string">
            <text:p>I. Resultado de la cuenta de pérdidas y ganancias </text:p>
            <text:p>II. Ingresos y gastos reconocidos en patrimonio neto </text:p>
            <text:p>1. Subvenciones, donaciones y legados </text:p>
            <text:p>2. Ingresos fiscales a distribuir </text:p>
          </table:table-cell>
          <table:table-cell table:number-columns-repeated="253"/>
        </table:table-row>
        <table:table-row table:style-name="ro6">
          <table:table-cell table:number-columns-repeated="2"/>
          <table:table-cell table:style-name="ce73" office:value-type="string">
            <text:p>III. Operaciones con socios o propietarios. </text:p>
          </table:table-cell>
          <table:table-cell table:number-columns-repeated="253"/>
        </table:table-row>
        <table:table-row table:style-name="ro2" table:number-rows-repeated="654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>
        <table:named-range table:name="11.RESERVAS." table:base-cell-address="$Sheet1.$B$5" table:cell-range-address="$Sheet1.$C$6"/>
        <table:named-range table:name="12.RESULTADOS PENDIENTES DE" table:base-cell-address="$Sheet1.$B$15" table:cell-range-address="$Sheet1.$C$59"/>
        <table:named-range table:name="13.INGRESOS A DISTRIBUIR EN VARIOS" table:base-cell-address="$Sheet1.$B$20" table:cell-range-address="$Sheet1.$C$65"/>
        <table:named-range table:name="14. PROVISIONES PARA RIESGOS Y" table:base-cell-address="$Sheet1.$B$25" table:cell-range-address="$Sheet1.$C$60"/>
        <table:named-range table:name="15. EMPRESTITOS Y OTRAS EMISIONES" table:base-cell-address="$Sheet1.$B$31" table:cell-range-address="$Sheet1.$C$68"/>
        <table:named-range table:name="16" table:base-cell-address="$Sheet1.$B$35" table:cell-range-address="$Sheet1.$C$74"/>
        <table:named-range table:name="17" table:base-cell-address="$Sheet1.$B$42" table:cell-range-address="$Sheet1.$C$101"/>
        <table:named-range table:name="18" table:base-cell-address="$Sheet1.$B$48" table:cell-range-address="$Sheet1.$C$107"/>
        <table:named-range table:name="19" table:base-cell-address="$Sheet1.$B$51" table:cell-range-address="$Sheet1.$C$1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 style:font-family-generic="roman"/>
    <style:font-face style:name="Times New Roman" svg:font-family="'Times New Roman', 'Times New Roman'" style:font-family-generic="roman"/>
    <style:font-face style:name="Anonymous" svg:font-family="Anonymous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2">22/01/2008</text:date>, <text:time>10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arcos Gregori</meta:initial-creator>
    <meta:creation-date>2007-10-24T20:30:16</meta:creation-date>
    <dc:creator>Marcos Gregori</dc:creator>
    <dc:date>2008-01-22T10:39:46</dc:date>
    <dc:language>es-ES</dc:language>
    <meta:editing-cycles>147</meta:editing-cycles>
    <meta:editing-duration>P5DT8H3M21S</meta:editing-duration>
    <meta:user-defined meta:name="Info 1"/>
    <meta:user-defined meta:name="Info 2"/>
    <meta:user-defined meta:name="Info 3"/>
    <meta:user-defined meta:name="Info 4"/>
    <meta:document-statistic meta:table-count="3" meta:cell-count="1461"/>
  </office:meta>
</office:document-meta>
</file>